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Нормален" style:master-page-name="MP0" style:family="paragraph">
      <style:paragraph-properties fo:break-before="page" fo:text-align="center" fo:margin-bottom="0in" fo:line-height="150%" fo:background-color="#FFFFFF"/>
    </style:style>
    <style:style style:name="T6" style:parent-style-name="Шрифтнаабзацапоподразбиране" style:family="text">
      <style:text-properties style:font-name="Verdana" style:font-name-asian="Times New Roman" style:font-name-complex="Times New Roman" fo:font-weight="bold" style:font-weight-asian="bold" style:font-weight-complex="bold" fo:color="#000000" style:letter-kerning="false" fo:font-size="16pt" style:font-size-asian="16pt" style:font-size-complex="16pt" fo:language="en" fo:country="US" style:language-asian="bg" style:country-asian="BG"/>
    </style:style>
    <style:style style:name="T7" style:parent-style-name="Шрифтнаабзацапоподразбиране" style:family="text">
      <style:text-properties style:font-name="Verdana" style:font-name-asian="Times New Roman" style:font-name-complex="Times New Roman" fo:font-weight="bold" style:font-weight-asian="bold" style:font-weight-complex="bold" fo:color="#000000" style:letter-kerning="false" fo:font-size="16pt" style:font-size-asian="16pt" style:font-size-complex="16pt" fo:language="en" fo:country="US" style:language-asian="bg" style:country-asian="BG"/>
    </style:style>
    <style:style style:name="T8" style:parent-style-name="Шрифтнаабзацапоподразбиране" style:family="text">
      <style:text-properties style:font-name="Verdana" style:font-name-asian="Times New Roman" style:font-name-complex="Times New Roman" fo:font-weight="bold" style:font-weight-asian="bold" style:font-weight-complex="bold" fo:font-style="italic" style:font-style-asian="italic" style:font-style-complex="italic" fo:color="#151515" style:letter-kerning="false" fo:font-size="20pt" style:font-size-asian="20pt" style:font-size-complex="20pt" fo:language="en" fo:country="US" style:language-asian="bg" style:country-asian="BG"/>
    </style:style>
    <style:style style:name="T9" style:parent-style-name="Шрифтнаабзацапоподразбиране" style:family="text">
      <style:text-properties style:font-name="Verdana" style:font-name-asian="Times New Roman" style:font-name-complex="Times New Roman" fo:font-weight="bold" style:font-weight-asian="bold" style:font-weight-complex="bold" fo:color="#151515" style:letter-kerning="false" fo:font-size="20pt" style:font-size-asian="20pt" style:font-size-complex="20pt" fo:language="en" fo:country="US" style:language-asian="bg" style:country-asian="BG"/>
    </style:style>
    <style:style style:name="T10" style:parent-style-name="Шрифтнаабзацапоподразбиране" style:family="text">
      <style:text-properties style:font-name="Verdana" style:font-name-asian="Times New Roman" style:font-name-complex="Times New Roman" fo:font-weight="bold" style:font-weight-asian="bold" style:font-weight-complex="bold" fo:color="#151515" style:letter-kerning="false" fo:font-size="20pt" style:font-size-asian="20pt" style:font-size-complex="20pt" fo:language="en" fo:country="US" style:language-asian="bg" style:country-asian="BG"/>
    </style:style>
    <style:style style:name="T11" style:parent-style-name="Хипервръзка" style:family="text">
      <style:text-properties style:font-name="Verdana" style:font-name-asian="Times New Roman" style:font-name-complex="Times New Roman" style:letter-kerning="false" style:language-asian="bg" style:country-asian="BG"/>
    </style:style>
    <style:style style:name="T12" style:parent-style-name="Шрифтнаабзацапоподразбиране" style:family="text">
      <style:text-properties style:font-name="Verdana" style:font-name-asian="Times New Roman" style:font-name-complex="Times New Roman" fo:color="#151515" style:letter-kerning="false" fo:language="en" fo:country="US" style:language-asian="bg" style:country-asian="BG"/>
    </style:style>
    <style:style style:name="T13" style:parent-style-name="Шрифтнаабзацапоподразбиране" style:family="text">
      <style:text-properties style:font-name="Verdana" style:font-name-asian="Times New Roman" style:font-name-complex="Times New Roman" fo:color="#151515" style:letter-kerning="false" fo:font-size="10pt" style:font-size-asian="10pt" style:font-size-complex="10pt" style:language-asian="bg" style:country-asian="BG"/>
    </style:style>
    <style:style style:name="T14" style:parent-style-name="Хипервръзка" style:family="text">
      <style:text-properties style:font-name="Verdana" style:font-name-asian="Times New Roman" style:font-name-complex="Times New Roman" style:letter-kerning="false" style:language-asian="bg" style:country-asian="BG"/>
    </style:style>
    <style:style style:name="T15" style:parent-style-name="Шрифтнаабзацапоподразбиране" style:family="text">
      <style:text-properties style:font-name="Verdana" style:font-name-asian="Times New Roman" style:font-name-complex="Times New Roman" fo:color="#151515" style:letter-kerning="false" fo:font-size="10pt" style:font-size-asian="10pt" style:font-size-complex="10pt" style:language-asian="bg" style:country-asian="BG"/>
    </style:style>
    <style:style style:name="T16" style:parent-style-name="Шрифтнаабзацапоподразбиране" style:family="text">
      <style:text-properties style:font-name="Verdana" style:font-name-asian="Times New Roman" style:font-name-complex="Times New Roman" fo:color="#151515" style:letter-kerning="false" fo:font-size="10pt" style:font-size-asian="10pt" style:font-size-complex="10pt" style:language-asian="bg" style:country-asian="BG"/>
    </style:style>
    <style:style style:name="T17" style:parent-style-name="Шрифтнаабзацапоподразбиране" style:family="text">
      <style:text-properties style:font-name="Verdana" style:font-name-asian="Times New Roman" style:font-name-complex="Times New Roman" fo:color="#151515" style:letter-kerning="false" style:language-asian="bg" style:country-asian="BG"/>
    </style:style>
    <style:style style:name="T18" style:parent-style-name="Шрифтнаабзацапоподразбиране" style:family="text">
      <style:text-properties style:font-name="Verdana" style:font-name-asian="Times New Roman" style:font-name-complex="Times New Roman" fo:font-style="italic" style:font-style-asian="italic" style:font-style-complex="italic" fo:color="#3280A3" style:letter-kerning="false" style:text-underline-type="single" style:text-underline-style="solid" style:text-underline-width="auto" style:text-underline-mode="continuous" style:language-asian="bg" style:country-asian="BG"/>
    </style:style>
    <style:style style:name="T19" style:parent-style-name="Шрифтнаабзацапоподразбиране" style:family="text">
      <style:text-properties style:font-name="Verdana" style:font-name-asian="Times New Roman" style:font-name-complex="Times New Roman" fo:color="#151515" style:letter-kerning="false" style:language-asian="bg" style:country-asian="BG"/>
    </style:style>
    <style:style style:name="T20" style:parent-style-name="Шрифтнаабзацапоподразбиране" style:family="text">
      <style:text-properties style:font-name="Verdana" style:font-name-asian="Times New Roman" style:font-name-complex="Times New Roman" fo:font-style="italic" style:font-style-asian="italic" style:font-style-complex="italic" fo:color="#3280A3" style:letter-kerning="false" style:text-underline-type="single" style:text-underline-style="solid" style:text-underline-width="auto" style:text-underline-mode="continuous" style:language-asian="bg" style:country-asian="BG"/>
    </style:style>
    <style:style style:name="P21" style:parent-style-name="Нормален" style:family="paragraph">
      <style:paragraph-properties fo:border-top="none" fo:border-left="none" fo:border-bottom="0.0104in dashed #CCCCCC" fo:border-right="none" fo:padding-top="0in" fo:padding-left="0in" fo:padding-bottom="0.1111in" fo:padding-right="0in" style:shadow="none" fo:margin-bottom="0.1562in" style:line-height-at-least="0.4354in" fo:background-color="#FFFFFF"/>
      <style:text-properties style:font-name="Calibri" style:font-name-asian="Times New Roman" style:font-name-complex="Calibri" fo:font-weight="bold" style:font-weight-asian="bold" style:font-weight-complex="bold" fo:color="#222222" style:letter-kerning="true" fo:font-size="22.5pt" style:font-size-asian="22.5pt" style:font-size-complex="22.5pt" style:language-asian="bg" style:country-asian="BG"/>
    </style:style>
    <style:style style:name="P22" style:parent-style-name="Нормален" style:family="paragraph">
      <style:paragraph-properties fo:margin-bottom="0in" style:line-height-at-least="0.2659in" fo:background-color="#FFFFFF"/>
    </style:style>
    <style:style style:name="T23"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24"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25" style:parent-style-name="Шрифтнаабзацапоподразбиране" style:family="text">
      <style:text-properties style:font-name="Tahoma" style:font-name-asian="Times New Roman" style:font-name-complex="Tahoma" fo:font-weight="bold" style:font-weight-asian="bold" style:font-weight-complex="bold" fo:color="#222222" style:letter-kerning="false" fo:font-size="13pt" style:font-size-asian="13pt" style:font-size-complex="13pt" style:language-asian="bg" style:country-asian="BG"/>
    </style:style>
    <style:style style:name="T26"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27"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28"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29" style:parent-style-name="Шрифтнаабзацапоподразбиране" style:family="text">
      <style:text-properties style:font-name="Tahoma" style:font-name-asian="Times New Roman" style:font-name-complex="Tahoma" fo:font-weight="bold" style:font-weight-asian="bold" style:font-weight-complex="bold" fo:color="#222222" style:letter-kerning="false" fo:font-size="13pt" style:font-size-asian="13pt" style:font-size-complex="13pt" style:language-asian="bg" style:country-asian="BG"/>
    </style:style>
    <style:style style:name="T30"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31"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32"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33" style:parent-style-name="Шрифтнаабзацапоподразбиране" style:family="text">
      <style:text-properties style:font-name="Tahoma" style:font-name-asian="Times New Roman" style:font-name-complex="Tahoma" fo:font-weight="bold" style:font-weight-asian="bold" style:font-weight-complex="bold" fo:color="#222222" style:letter-kerning="false" fo:font-size="13pt" style:font-size-asian="13pt" style:font-size-complex="13pt" style:language-asian="bg" style:country-asian="BG"/>
    </style:style>
    <style:style style:name="T34"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35"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36"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37" style:parent-style-name="Шрифтнаабзацапоподразбиране" style:family="text">
      <style:text-properties style:font-name="Tahoma" style:font-name-asian="Times New Roman" style:font-name-complex="Tahoma" fo:font-weight="bold" style:font-weight-asian="bold" style:font-weight-complex="bold" fo:color="#222222" style:letter-kerning="false" fo:font-size="13pt" style:font-size-asian="13pt" style:font-size-complex="13pt" style:language-asian="bg" style:country-asian="BG"/>
    </style:style>
    <style:style style:name="T38"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39"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40"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41" style:parent-style-name="Шрифтнаабзацапоподразбиране" style:family="text">
      <style:text-properties style:font-name="Tahoma" style:font-name-asian="Times New Roman" style:font-name-complex="Tahoma" fo:font-weight="bold" style:font-weight-asian="bold" style:font-weight-complex="bold" fo:color="#222222" style:letter-kerning="false" fo:font-size="13pt" style:font-size-asian="13pt" style:font-size-complex="13pt" style:language-asian="bg" style:country-asian="BG"/>
    </style:style>
    <style:style style:name="T42"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43"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44"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45" style:parent-style-name="Шрифтнаабзацапоподразбиране" style:family="text">
      <style:text-properties style:font-name="Tahoma" style:font-name-asian="Times New Roman" style:font-name-complex="Tahoma" fo:font-weight="bold" style:font-weight-asian="bold" style:font-weight-complex="bold" fo:color="#222222" style:letter-kerning="false" fo:font-size="13pt" style:font-size-asian="13pt" style:font-size-complex="13pt" style:language-asian="bg" style:country-asian="BG"/>
    </style:style>
    <style:style style:name="T46"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47" style:parent-style-name="Шрифтнаабзацапоподразбиране" style:family="text">
      <style:text-properties style:font-name="Verdana" style:font-name-asian="Times New Roman" style:font-name-complex="Times New Roman" fo:color="#151515" style:letter-kerning="false" style:language-asian="bg" style:country-asian="BG"/>
    </style:style>
    <style:style style:name="T48" style:parent-style-name="Шрифтнаабзацапоподразбиране" style:family="text">
      <style:text-properties style:font-name="Verdana" style:font-name-asian="Times New Roman" style:font-name-complex="Times New Roman" fo:color="#151515" style:letter-kerning="false" style:language-asian="bg" style:country-asian="BG"/>
    </style:style>
    <style:style style:name="T49" style:parent-style-name="Шрифтнаабзацапоподразбиране" style:family="text">
      <style:text-properties style:font-name="Verdana" style:font-name-asian="Times New Roman" style:font-name-complex="Times New Roman" fo:font-weight="bold" style:font-weight-asian="bold" style:font-weight-complex="bold" fo:color="#151515" style:letter-kerning="false" style:language-asian="bg" style:country-asian="BG"/>
    </style:style>
    <style:style style:name="T50" style:parent-style-name="Шрифтнаабзацапоподразбиране" style:family="text">
      <style:text-properties style:font-name="Verdana" style:font-name-asian="Times New Roman" style:font-name-complex="Times New Roman" fo:color="#151515" style:letter-kerning="false" style:language-asian="bg" style:country-asian="BG"/>
    </style:style>
    <style:style style:name="T51" style:parent-style-name="Шрифтнаабзацапоподразбиране" style:family="text">
      <style:text-properties style:font-name="Verdana" style:font-name-asian="Times New Roman" style:font-name-complex="Times New Roman" fo:font-weight="bold" style:font-weight-asian="bold" style:font-weight-complex="bold" fo:color="#151515" style:letter-kerning="false" style:language-asian="bg" style:country-asian="BG"/>
    </style:style>
    <style:style style:name="T52" style:parent-style-name="Шрифтнаабзацапоподразбиране" style:family="text">
      <style:text-properties style:font-name="Verdana" style:font-name-asian="Times New Roman" style:font-name-complex="Times New Roman" fo:color="#151515" style:letter-kerning="false" style:language-asian="bg" style:country-asian="BG"/>
    </style:style>
    <style:style style:name="T53" style:parent-style-name="Шрифтнаабзацапоподразбиране" style:family="text">
      <style:text-properties style:font-name="Verdana" style:font-name-asian="Times New Roman" style:font-name-complex="Times New Roman" fo:font-weight="bold" style:font-weight-asian="bold" style:font-weight-complex="bold" fo:color="#151515" style:letter-kerning="false" style:language-asian="bg" style:country-asian="BG"/>
    </style:style>
    <style:style style:name="T54" style:parent-style-name="Шрифтнаабзацапоподразбиране" style:family="text">
      <style:text-properties style:font-name="Verdana" style:font-name-asian="Times New Roman" style:font-name-complex="Times New Roman" fo:font-weight="bold" style:font-weight-asian="bold" style:font-weight-complex="bold" fo:color="#151515" style:letter-kerning="false" style:language-asian="bg" style:country-asian="BG"/>
    </style:style>
    <style:style style:name="T55" style:parent-style-name="Шрифтнаабзацапоподразбиране" style:family="text">
      <style:text-properties style:font-name="Verdana" style:font-name-asian="Times New Roman" style:font-name-complex="Times New Roman" fo:font-weight="bold" style:font-weight-asian="bold" style:font-weight-complex="bold" fo:color="#151515" style:letter-kerning="false" style:language-asian="bg" style:country-asian="BG"/>
    </style:style>
    <style:style style:name="T56" style:parent-style-name="Шрифтнаабзацапоподразбиране" style:family="text">
      <style:text-properties style:font-name="Verdana" style:font-name-asian="Times New Roman" style:font-name-complex="Times New Roman" fo:color="#151515" style:letter-kerning="false" style:language-asian="bg" style:country-asian="BG"/>
    </style:style>
    <style:style style:name="T57" style:parent-style-name="Шрифтнаабзацапоподразбиране" style:family="text">
      <style:text-properties style:font-name="Verdana" style:font-name-asian="Times New Roman" style:font-name-complex="Times New Roman" fo:color="#151515" style:letter-kerning="false" style:language-asian="bg" style:country-asian="BG"/>
    </style:style>
    <style:style style:name="T58" style:parent-style-name="Шрифтнаабзацапоподразбиране" style:family="text">
      <style:text-properties style:font-name="Verdana" style:font-name-asian="Times New Roman" style:font-name-complex="Times New Roman" fo:color="#151515" style:letter-kerning="false" style:language-asian="bg" style:country-asian="BG"/>
    </style:style>
    <style:style style:name="T59"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60" style:parent-style-name="Шрифтнаабзацапоподразбиране" style:family="text">
      <style:text-properties style:font-name="Tahoma" style:font-name-asian="Times New Roman" style:font-name-complex="Tahoma" fo:font-weight="bold" style:font-weight-asian="bold" style:font-weight-complex="bold" fo:color="#222222" style:letter-kerning="false" fo:font-size="13pt" style:font-size-asian="13pt" style:font-size-complex="13pt" style:language-asian="bg" style:country-asian="BG"/>
    </style:style>
    <style:style style:name="T61" style:parent-style-name="Шрифтнаабзацапоподразбиране" style:family="text">
      <style:text-properties style:font-name="Tahoma" style:font-name-asian="Times New Roman" style:font-name-complex="Tahoma" fo:font-weight="bold" style:font-weight-asian="bold" style:font-weight-complex="bold" fo:color="#222222" style:letter-kerning="false" fo:font-size="13pt" style:font-size-asian="13pt" style:font-size-complex="13pt" style:language-asian="bg" style:country-asian="BG"/>
    </style:style>
    <style:style style:name="T62" style:parent-style-name="Шрифтнаабзацапоподразбиране" style:family="text">
      <style:text-properties style:font-name="Tahoma" style:font-name-asian="Times New Roman" style:font-name-complex="Tahoma" fo:font-weight="bold" style:font-weight-asian="bold" style:font-weight-complex="bold" fo:color="#222222" style:letter-kerning="false" fo:font-size="13pt" style:font-size-asian="13pt" style:font-size-complex="13pt" style:language-asian="bg" style:country-asian="BG"/>
    </style:style>
    <style:style style:name="T63" style:parent-style-name="Шрифтнаабзацапоподразбиране" style:family="text">
      <style:text-properties style:font-name="Tahoma" style:font-name-asian="Times New Roman" style:font-name-complex="Tahoma" fo:font-weight="bold" style:font-weight-asian="bold" style:font-weight-complex="bold" fo:color="#222222" style:letter-kerning="false" fo:font-size="13pt" style:font-size-asian="13pt" style:font-size-complex="13pt" style:language-asian="bg" style:country-asian="BG"/>
    </style:style>
    <style:style style:name="T64" style:parent-style-name="Шрифтнаабзацапоподразбиране" style:family="text">
      <style:text-properties style:font-name="Tahoma" style:font-name-asian="Times New Roman" style:font-name-complex="Tahoma" fo:font-weight="bold" style:font-weight-asian="bold" style:font-weight-complex="bold" fo:color="#222222" style:letter-kerning="false" fo:font-size="13pt" style:font-size-asian="13pt" style:font-size-complex="13pt" style:language-asian="bg" style:country-asian="BG"/>
    </style:style>
    <style:style style:name="T65" style:parent-style-name="Шрифтнаабзацапоподразбиране" style:family="text">
      <style:text-properties style:font-name="Tahoma" style:font-name-asian="Times New Roman" style:font-name-complex="Tahoma" fo:font-weight="bold" style:font-weight-asian="bold" style:font-weight-complex="bold" fo:color="#222222" style:letter-kerning="false" fo:font-size="13pt" style:font-size-asian="13pt" style:font-size-complex="13pt" style:language-asian="bg" style:country-asian="BG"/>
    </style:style>
    <style:style style:name="T66"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67"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68"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69" style:parent-style-name="Шрифтнаабзацапоподразбиране" style:family="text">
      <style:text-properties style:font-name="Tahoma" style:font-name-asian="Times New Roman" style:font-name-complex="Tahoma" fo:font-weight="bold" style:font-weight-asian="bold" style:font-weight-complex="bold" fo:color="#222222" style:letter-kerning="false" fo:font-size="13pt" style:font-size-asian="13pt" style:font-size-complex="13pt" style:language-asian="bg" style:country-asian="BG"/>
    </style:style>
    <style:style style:name="T70" style:parent-style-name="Шрифтнаабзацапоподразбиране" style:family="text">
      <style:text-properties style:font-name="Tahoma" style:font-name-asian="Times New Roman" style:font-name-complex="Tahoma" fo:font-style="italic" style:font-style-asian="italic" style:font-style-complex="normal" fo:color="#222222" style:letter-kerning="false" fo:font-size="13pt" style:font-size-asian="13pt" style:font-size-complex="13pt" style:language-asian="bg" style:country-asian="BG"/>
    </style:style>
    <style:style style:name="T71"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72" style:parent-style-name="Шрифтнаабзацапоподразбиране" style:family="text">
      <style:text-properties style:font-name="Tahoma" style:font-name-asian="Times New Roman" style:font-name-complex="Tahoma" fo:font-style="italic" style:font-style-asian="italic" style:font-style-complex="normal" fo:color="#222222" style:letter-kerning="false" fo:font-size="13pt" style:font-size-asian="13pt" style:font-size-complex="13pt" style:language-asian="bg" style:country-asian="BG"/>
    </style:style>
    <style:style style:name="T73"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74"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75"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76" style:parent-style-name="Шрифтнаабзацапоподразбиране" style:family="text">
      <style:text-properties style:font-name="Tahoma" style:font-name-asian="Times New Roman" style:font-name-complex="Tahoma" fo:font-weight="bold" style:font-weight-asian="bold" style:font-weight-complex="bold" fo:color="#222222" style:letter-kerning="false" fo:font-size="13pt" style:font-size-asian="13pt" style:font-size-complex="13pt" style:language-asian="bg" style:country-asian="BG"/>
    </style:style>
    <style:style style:name="T77" style:parent-style-name="Шрифтнаабзацапоподразбиране" style:family="text">
      <style:text-properties style:font-name="Verdana" style:font-name-asian="Times New Roman" style:font-name-complex="Times New Roman" fo:color="#151515" style:letter-kerning="false" style:language-asian="bg" style:country-asian="BG"/>
    </style:style>
    <style:style style:name="T78" style:parent-style-name="Шрифтнаабзацапоподразбиране" style:family="text">
      <style:text-properties style:font-name="Verdana" style:font-name-asian="Times New Roman" style:font-name-complex="Times New Roman" fo:color="#151515" style:letter-kerning="false" style:language-asian="bg" style:country-asian="BG"/>
    </style:style>
    <style:style style:name="T79" style:parent-style-name="Шрифтнаабзацапоподразбиране" style:family="text">
      <style:text-properties style:font-name="Verdana" style:font-name-asian="Times New Roman" style:font-name-complex="Times New Roman" fo:color="#151515" style:letter-kerning="false" style:language-asian="bg" style:country-asian="BG"/>
    </style:style>
    <style:style style:name="T80" style:parent-style-name="Шрифтнаабзацапоподразбиране" style:family="text">
      <style:text-properties style:font-name="Verdana" style:font-name-asian="Times New Roman" style:font-name-complex="Times New Roman" fo:font-weight="bold" style:font-weight-asian="bold" style:font-weight-complex="bold" fo:color="#151515" style:letter-kerning="false" style:language-asian="bg" style:country-asian="BG"/>
    </style:style>
    <style:style style:name="T81" style:parent-style-name="Шрифтнаабзацапоподразбиране" style:family="text">
      <style:text-properties style:font-name="Verdana" style:font-name-asian="Times New Roman" style:font-name-complex="Times New Roman" fo:font-weight="bold" style:font-weight-asian="bold" style:font-weight-complex="bold" fo:color="#151515" style:letter-kerning="false" style:language-asian="bg" style:country-asian="BG"/>
    </style:style>
    <style:style style:name="T82" style:parent-style-name="Шрифтнаабзацапоподразбиране" style:family="text">
      <style:text-properties fo:color="#000000" fo:font-size="13pt" style:font-size-asian="13pt" style:font-size-complex="13pt"/>
    </style:style>
    <style:style style:name="T83" style:parent-style-name="Шрифтнаабзацапоподразбиране" style:family="text">
      <style:text-properties fo:color="#000000" fo:font-size="13pt" style:font-size-asian="13pt" style:font-size-complex="13pt"/>
    </style:style>
    <style:style style:name="T84" style:parent-style-name="Шрифтнаабзацапоподразбиране" style:family="text">
      <style:text-properties fo:color="#000000" fo:font-size="13pt" style:font-size-asian="13pt" style:font-size-complex="13pt"/>
    </style:style>
    <style:style style:name="T85" style:parent-style-name="Шрифтнаабзацапоподразбиране" style:family="text">
      <style:text-properties fo:color="#000000" fo:font-size="13pt" style:font-size-asian="13pt" style:font-size-complex="13pt"/>
    </style:style>
    <style:style style:name="T86" style:parent-style-name="Шрифтнаабзацапоподразбиране" style:family="text">
      <style:text-properties style:font-name="Tahoma" style:font-name-asian="Times New Roman" style:font-name-complex="Tahoma" fo:font-weight="bold" style:font-weight-asian="bold" style:font-weight-complex="bold" fo:color="#222222" style:letter-kerning="false" fo:font-size="13pt" style:font-size-asian="13pt" style:font-size-complex="13pt" style:language-asian="bg" style:country-asian="BG"/>
    </style:style>
    <style:style style:name="T87" style:parent-style-name="Шрифтнаабзацапоподразбиране" style:family="text">
      <style:text-properties style:font-name="Tahoma" style:font-name-asian="Times New Roman" style:font-name-complex="Tahoma" fo:font-weight="bold" style:font-weight-asian="bold" style:font-weight-complex="bold" fo:color="#222222" style:letter-kerning="false" fo:font-size="13pt" style:font-size-asian="13pt" style:font-size-complex="13pt" style:language-asian="bg" style:country-asian="BG"/>
    </style:style>
    <style:style style:name="T88" style:parent-style-name="Шрифтнаабзацапоподразбиране" style:family="text">
      <style:text-properties style:font-name="Tahoma" style:font-name-asian="Times New Roman" style:font-name-complex="Tahoma" fo:font-weight="bold" style:font-weight-asian="bold" style:font-weight-complex="bold" fo:color="#222222" style:letter-kerning="false" fo:font-size="13pt" style:font-size-asian="13pt" style:font-size-complex="13pt" style:language-asian="bg" style:country-asian="BG"/>
    </style:style>
    <style:style style:name="T89"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90"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91" style:parent-style-name="Шрифтнаабзацапоподразбиране" style:family="text">
      <style:text-properties style:font-name="Tahoma" style:font-name-asian="Times New Roman" style:font-name-complex="Tahoma" fo:font-weight="bold" style:font-weight-asian="bold" style:font-weight-complex="bold" fo:color="#222222" style:letter-kerning="false" fo:font-size="13pt" style:font-size-asian="13pt" style:font-size-complex="13pt" style:language-asian="bg" style:country-asian="BG"/>
    </style:style>
    <style:style style:name="T92" style:parent-style-name="Шрифтнаабзацапоподразбиране" style:family="text">
      <style:text-properties style:font-name="Tahoma" style:font-name-asian="Times New Roman" style:font-name-complex="Tahoma" fo:font-weight="bold" style:font-weight-asian="bold" style:font-weight-complex="bold" fo:color="#222222" style:letter-kerning="false" fo:font-size="13pt" style:font-size-asian="13pt" style:font-size-complex="13pt" style:language-asian="bg" style:country-asian="BG"/>
    </style:style>
    <style:style style:name="T93"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94"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95" style:parent-style-name="Шрифтнаабзацапоподразбиране" style:family="text">
      <style:text-properties style:font-name="Tahoma" style:font-name-asian="Times New Roman" style:font-name-complex="Tahoma" fo:color="#222222" style:letter-kerning="false" fo:font-size="13pt" style:font-size-asian="13pt" style:font-size-complex="13pt" style:language-asian="bg" style:country-asian="BG"/>
    </style:style>
    <style:style style:name="T96" style:parent-style-name="Шрифтнаабзацапоподразбиране" style:family="text">
      <style:text-properties fo:font-weight="bold" style:font-weight-asian="bold" style:font-weight-complex="bold" fo:font-style="italic" style:font-style-asian="italic" fo:font-size="13pt" style:font-size-asian="13pt" style:font-size-complex="13pt" fo:language="bg" fo:country="BG"/>
    </style:style>
    <style:style style:name="T97" style:parent-style-name="Шрифтнаабзацапоподразбиране" style:family="text">
      <style:text-properties fo:font-weight="bold" style:font-weight-asian="bold" style:font-weight-complex="bold" fo:font-style="italic" style:font-style-asian="italic" fo:font-size="13pt" style:font-size-asian="13pt" style:font-size-complex="13pt"/>
    </style:style>
    <style:style style:name="T98" style:parent-style-name="Шрифтнаабзацапоподразбиране" style:family="text">
      <style:text-properties fo:font-weight="bold" style:font-weight-asian="bold" style:font-weight-complex="bold" fo:font-style="italic" style:font-style-asian="italic" fo:font-size="13pt" style:font-size-asian="13pt" style:font-size-complex="13pt"/>
    </style:style>
    <style:style style:name="T99" style:parent-style-name="Шрифтнаабзацапоподразбиране" style:family="text">
      <style:text-properties fo:font-weight="bold" style:font-weight-asian="bold" style:font-weight-complex="bold" fo:font-style="italic" style:font-style-asian="italic" fo:font-size="13pt" style:font-size-asian="13pt" style:font-size-complex="13pt" fo:language="bg" fo:country="BG"/>
    </style:style>
    <style:style style:name="T100" style:parent-style-name="Шрифтнаабзацапоподразбиране" style:family="text">
      <style:text-properties fo:font-weight="bold" style:font-weight-asian="bold" style:font-weight-complex="bold" fo:font-style="italic" style:font-style-asian="italic" fo:font-size="13pt" style:font-size-asian="13pt" style:font-size-complex="13pt" fo:language="bg" fo:country="BG"/>
    </style:style>
    <style:style style:name="T101" style:parent-style-name="Шрифтнаабзацапоподразбиране" style:family="text">
      <style:text-properties fo:font-style="italic" style:font-style-asian="italic" fo:font-size="13pt" style:font-size-asian="13pt" style:font-size-complex="13pt" fo:language="bg" fo:country="BG"/>
    </style:style>
    <style:style style:name="T102" style:parent-style-name="Шрифтнаабзацапоподразбиране" style:family="text">
      <style:text-properties fo:font-weight="bold" style:font-weight-asian="bold" style:font-weight-complex="bold" style:font-style-complex="normal" fo:font-size="13pt" style:font-size-asian="13pt" style:font-size-complex="13pt"/>
    </style:style>
    <style:style style:name="T103" style:parent-style-name="Шрифтнаабзацапоподразбиране" style:family="text">
      <style:text-properties style:font-style-complex="normal" fo:font-size="13pt" style:font-size-asian="13pt" style:font-size-complex="13pt"/>
    </style:style>
    <style:style style:name="T104" style:parent-style-name="Шрифтнаабзацапоподразбиране" style:family="text">
      <style:text-properties style:font-style-complex="normal" fo:font-size="13pt" style:font-size-asian="13pt" style:font-size-complex="13pt" fo:language="bg" fo:country="BG"/>
    </style:style>
    <style:style style:name="T105" style:parent-style-name="Шрифтнаабзацапоподразбиране" style:family="text">
      <style:text-properties fo:font-style="italic" style:font-style-asian="italic" fo:font-size="13pt" style:font-size-asian="13pt" style:font-size-complex="13pt"/>
    </style:style>
    <style:style style:name="T106" style:parent-style-name="Шрифтнаабзацапоподразбиране" style:family="text">
      <style:text-properties style:font-style-complex="normal" fo:font-size="13pt" style:font-size-asian="13pt" style:font-size-complex="13pt"/>
    </style:style>
    <style:style style:name="T107" style:parent-style-name="Шрифтнаабзацапоподразбиране" style:family="text">
      <style:text-properties fo:font-style="italic" style:font-style-asian="italic" fo:font-size="13pt" style:font-size-asian="13pt" style:font-size-complex="13pt" fo:language="bg" fo:country="BG"/>
    </style:style>
    <style:style style:name="T108" style:parent-style-name="Шрифтнаабзацапоподразбиране" style:family="text">
      <style:text-properties style:font-style-complex="normal" fo:font-size="13pt" style:font-size-asian="13pt" style:font-size-complex="13pt"/>
    </style:style>
    <style:style style:name="T109" style:parent-style-name="Шрифтнаабзацапоподразбиране" style:family="text">
      <style:text-properties style:font-style-complex="normal" fo:font-size="13pt" style:font-size-asian="13pt" style:font-size-complex="13pt"/>
    </style:style>
    <style:style style:name="T110" style:parent-style-name="Шрифтнаабзацапоподразбиране" style:family="text">
      <style:text-properties fo:font-style="italic" style:font-style-asian="italic" fo:font-size="13pt" style:font-size-asian="13pt" style:font-size-complex="13pt"/>
    </style:style>
    <style:style style:name="T111" style:parent-style-name="Шрифтнаабзацапоподразбиране" style:family="text">
      <style:text-properties style:font-style-complex="normal" fo:font-size="13pt" style:font-size-asian="13pt" style:font-size-complex="13pt"/>
    </style:style>
    <style:style style:name="T112" style:parent-style-name="Шрифтнаабзацапоподразбиране" style:family="text">
      <style:text-properties style:font-style-complex="normal" fo:font-size="13pt" style:font-size-asian="13pt" style:font-size-complex="13pt" fo:language="bg" fo:country="BG"/>
    </style:style>
    <style:style style:name="T113" style:parent-style-name="Шрифтнаабзацапоподразбиране" style:family="text">
      <style:text-properties style:font-style-complex="normal" fo:font-size="13pt" style:font-size-asian="13pt" style:font-size-complex="13pt" fo:language="bg" fo:country="BG"/>
    </style:style>
    <style:style style:name="T114" style:parent-style-name="Шрифтнаабзацапоподразбиране" style:family="text">
      <style:text-properties style:font-style-complex="normal" fo:font-size="13pt" style:font-size-asian="13pt" style:font-size-complex="13pt" fo:language="bg" fo:country="BG"/>
    </style:style>
    <style:style style:name="T115" style:parent-style-name="Хипервръзка" style:family="text">
      <style:text-properties style:font-style-complex="normal" fo:font-size="13pt" style:font-size-asian="13pt" style:font-size-complex="13pt" fo:language="bg" fo:country="BG"/>
    </style:style>
    <style:style style:name="T116" style:parent-style-name="Шрифтнаабзацапоподразбиране" style:family="text">
      <style:text-properties style:font-style-complex="normal" fo:font-size="13pt" style:font-size-asian="13pt" style:font-size-complex="13pt" fo:language="bg" fo:country="BG"/>
    </style:style>
    <style:style style:name="T117" style:parent-style-name="Шрифтнаабзацапоподразбиране" style:family="text">
      <style:text-properties style:font-style-complex="normal" fo:font-size="13pt" style:font-size-asian="13pt" style:font-size-complex="13pt" fo:language="bg" fo:country="BG"/>
    </style:style>
    <style:style style:name="T118" style:parent-style-name="Шрифтнаабзацапоподразбиране" style:family="text">
      <style:text-properties style:font-style-complex="normal" fo:font-size="13pt" style:font-size-asian="13pt" style:font-size-complex="13pt" fo:language="bg" fo:country="BG"/>
    </style:style>
    <style:style style:name="T119" style:parent-style-name="Хипервръзка" style:family="text">
      <style:text-properties style:font-style-complex="normal" fo:font-size="13pt" style:font-size-asian="13pt" style:font-size-complex="13pt" fo:language="bg" fo:country="BG"/>
    </style:style>
    <style:style style:name="T120" style:parent-style-name="Шрифтнаабзацапоподразбиране" style:family="text">
      <style:text-properties style:font-style-complex="normal" fo:font-size="13pt" style:font-size-asian="13pt" style:font-size-complex="13pt" fo:language="bg" fo:country="BG"/>
    </style:style>
    <style:style style:name="T121" style:parent-style-name="Шрифтнаабзацапоподразбиране" style:family="text">
      <style:text-properties style:font-style-complex="normal" fo:font-size="13pt" style:font-size-asian="13pt" style:font-size-complex="13pt" fo:language="bg" fo:country="BG"/>
    </style:style>
    <style:style style:name="T122" style:parent-style-name="Шрифтнаабзацапоподразбиране" style:family="text">
      <style:text-properties style:font-style-complex="normal" fo:font-size="13pt" style:font-size-asian="13pt" style:font-size-complex="13pt" fo:language="bg" fo:country="BG"/>
    </style:style>
    <style:style style:name="T123" style:parent-style-name="Шрифтнаабзацапоподразбиране" style:family="text">
      <style:text-properties style:font-style-complex="normal" fo:font-size="13pt" style:font-size-asian="13pt" style:font-size-complex="13pt"/>
    </style:style>
    <style:style style:name="T124" style:parent-style-name="Шрифтнаабзацапоподразбиране" style:family="text">
      <style:text-properties style:font-style-complex="normal" fo:font-size="13pt" style:font-size-asian="13pt" style:font-size-complex="13pt" fo:language="bg" fo:country="BG"/>
    </style:style>
    <style:style style:name="T125" style:parent-style-name="Шрифтнаабзацапоподразбиране" style:family="text">
      <style:text-properties fo:font-style="italic" style:font-style-asian="italic" fo:font-size="13pt" style:font-size-asian="13pt" style:font-size-complex="13pt" fo:language="bg" fo:country="BG"/>
    </style:style>
    <style:style style:name="T126" style:parent-style-name="Шрифтнаабзацапоподразбиране" style:family="text">
      <style:text-properties fo:font-style="italic" style:font-style-asian="italic" fo:font-size="13pt" style:font-size-asian="13pt" style:font-size-complex="13pt"/>
    </style:style>
    <style:style style:name="T127" style:parent-style-name="Шрифтнаабзацапоподразбиране" style:family="text">
      <style:text-properties style:font-style-complex="normal" fo:font-size="13pt" style:font-size-asian="13pt" style:font-size-complex="13pt" fo:language="bg" fo:country="BG"/>
    </style:style>
    <style:style style:name="T128" style:parent-style-name="Шрифтнаабзацапоподразбиране" style:family="text">
      <style:text-properties style:font-style-complex="normal" fo:font-size="13pt" style:font-size-asian="13pt" style:font-size-complex="13pt"/>
    </style:style>
    <style:style style:name="T129" style:parent-style-name="Шрифтнаабзацапоподразбиране" style:family="text">
      <style:text-properties fo:font-style="italic" style:font-style-asian="italic" fo:font-size="13pt" style:font-size-asian="13pt" style:font-size-complex="13pt"/>
    </style:style>
    <style:style style:name="T130" style:parent-style-name="Шрифтнаабзацапоподразбиране" style:family="text">
      <style:text-properties style:font-style-complex="normal" fo:font-size="13pt" style:font-size-asian="13pt" style:font-size-complex="13pt"/>
    </style:style>
    <style:style style:name="T131" style:parent-style-name="Шрифтнаабзацапоподразбиране" style:family="text">
      <style:text-properties style:font-style-complex="normal" fo:font-size="13pt" style:font-size-asian="13pt" style:font-size-complex="13pt"/>
    </style:style>
    <style:style style:name="T132" style:parent-style-name="Шрифтнаабзацапоподразбиране" style:family="text">
      <style:text-properties style:font-style-complex="normal" fo:font-size="13pt" style:font-size-asian="13pt" style:font-size-complex="13pt"/>
    </style:style>
    <style:style style:name="T133" style:parent-style-name="Хипервръзка" style:family="text">
      <style:text-properties style:font-style-complex="normal" fo:font-size="13pt" style:font-size-asian="13pt" style:font-size-complex="13pt" fo:language="bg" fo:country="BG"/>
    </style:style>
    <style:style style:name="T134" style:parent-style-name="Хипервръзка" style:family="text">
      <style:text-properties style:font-style-complex="normal" fo:font-size="13pt" style:font-size-asian="13pt" style:font-size-complex="13pt" fo:language="bg" fo:country="BG"/>
    </style:style>
    <style:style style:name="T135" style:parent-style-name="Хипервръзка" style:family="text">
      <style:text-properties style:font-style-complex="normal" fo:font-size="13pt" style:font-size-asian="13pt" style:font-size-complex="13pt" fo:language="bg" fo:country="BG"/>
    </style:style>
    <style:style style:name="T136" style:parent-style-name="Шрифтнаабзацапоподразбиране" style:family="text">
      <style:text-properties style:font-style-complex="normal" fo:font-size="13pt" style:font-size-asian="13pt" style:font-size-complex="13pt"/>
    </style:style>
    <style:style style:name="T137" style:parent-style-name="Шрифтнаабзацапоподразбиране" style:family="text">
      <style:text-properties style:font-style-complex="normal" fo:font-size="13pt" style:font-size-asian="13pt" style:font-size-complex="13pt"/>
    </style:style>
    <style:style style:name="T138" style:parent-style-name="Шрифтнаабзацапоподразбиране" style:family="text">
      <style:text-properties style:font-style-complex="normal" fo:font-size="13pt" style:font-size-asian="13pt" style:font-size-complex="13pt"/>
    </style:style>
    <style:style style:name="P139" style:parent-style-name="Основентекст" style:family="paragraph">
      <style:paragraph-properties fo:margin-left="0.4916in">
        <style:tab-stops/>
      </style:paragraph-properties>
    </style:style>
    <style:style style:name="T140" style:parent-style-name="Шрифтнаабзацапоподразбиране" style:family="text">
      <style:text-properties style:font-style-complex="normal" fo:font-size="13pt" style:font-size-asian="13pt" style:font-size-complex="13pt"/>
    </style:style>
    <style:style style:name="T141" style:parent-style-name="Шрифтнаабзацапоподразбиране" style:family="text">
      <style:text-properties fo:font-weight="bold" style:font-weight-asian="bold" style:font-weight-complex="bold"/>
    </style:style>
    <style:style style:name="T142" style:parent-style-name="Хипервръзка" style:family="text">
      <style:text-properties style:font-style-complex="normal" fo:font-size="13pt" style:font-size-asian="13pt" style:font-size-complex="13pt"/>
    </style:style>
    <style:style style:name="T143" style:parent-style-name="Шрифтнаабзацапоподразбиране" style:family="text">
      <style:text-properties style:font-style-complex="normal" fo:font-size="13pt" style:font-size-asian="13pt" style:font-size-complex="13pt"/>
    </style:style>
    <style:style style:name="T144" style:parent-style-name="Шрифтнаабзацапоподразбиране" style:family="text">
      <style:text-properties style:font-style-complex="normal" fo:font-size="13pt" style:font-size-asian="13pt" style:font-size-complex="13pt"/>
    </style:style>
    <style:style style:name="T145" style:parent-style-name="Шрифтнаабзацапоподразбиране" style:family="text">
      <style:text-properties style:font-style-complex="normal" fo:font-size="13pt" style:font-size-asian="13pt" style:font-size-complex="13pt"/>
    </style:style>
    <style:style style:name="T146" style:parent-style-name="Шрифтнаабзацапоподразбиране" style:family="text">
      <style:text-properties style:font-style-complex="normal" fo:font-size="13pt" style:font-size-asian="13pt" style:font-size-complex="13pt"/>
    </style:style>
    <style:style style:name="T147" style:parent-style-name="Шрифтнаабзацапоподразбиране" style:family="text">
      <style:text-properties fo:font-style="italic" style:font-style-asian="italic" fo:font-size="13pt" style:font-size-asian="13pt" style:font-size-complex="13pt"/>
    </style:style>
    <style:style style:name="T148" style:parent-style-name="Шрифтнаабзацапоподразбиране" style:family="text">
      <style:text-properties fo:font-style="italic" style:font-style-asian="italic" fo:font-size="13pt" style:font-size-asian="13pt" style:font-size-complex="13pt"/>
    </style:style>
    <style:style style:name="T149" style:parent-style-name="Шрифтнаабзацапоподразбиране" style:family="text">
      <style:text-properties style:font-style-complex="normal" fo:font-size="13pt" style:font-size-asian="13pt" style:font-size-complex="13pt"/>
    </style:style>
    <style:style style:name="T150" style:parent-style-name="Шрифтнаабзацапоподразбиране" style:family="text">
      <style:text-properties style:font-style-complex="normal" fo:font-size="13pt" style:font-size-asian="13pt" style:font-size-complex="13pt"/>
    </style:style>
    <style:style style:name="T151" style:parent-style-name="Шрифтнаабзацапоподразбиране" style:family="text">
      <style:text-properties style:font-name="Tahoma" style:font-name-complex="Tahoma" fo:font-style="italic" style:font-style-asian="italic" style:font-style-complex="normal" fo:color="#222222" fo:font-size="13pt" style:font-size-asian="13pt" style:font-size-complex="13pt" fo:background-color="#FFFFFF"/>
    </style:style>
    <style:style style:name="T152" style:parent-style-name="Шрифтнаабзацапоподразбиране" style:family="text">
      <style:text-properties style:font-name="Tahoma" style:font-name-complex="Tahoma" fo:font-style="italic" style:font-style-asian="italic" style:font-style-complex="normal" fo:color="#222222" fo:font-size="13pt" style:font-size-asian="13pt" style:font-size-complex="13pt" fo:background-color="#FFFFFF"/>
    </style:style>
    <style:style style:name="T153" style:parent-style-name="Хипервръзка" style:family="text">
      <style:text-properties style:font-name="Tahoma" style:font-name-complex="Tahoma" fo:color="#000000" fo:font-size="13pt" style:font-size-asian="13pt" style:font-size-complex="13pt" fo:background-color="#FFFFFF"/>
    </style:style>
    <style:style style:name="T154" style:parent-style-name="Шрифтнаабзацапоподразбиране" style:family="text">
      <style:text-properties style:font-name="Tahoma" style:font-name-complex="Tahoma" fo:font-style="italic" style:font-style-asian="italic" style:font-style-complex="normal" fo:color="#222222" fo:font-size="13pt" style:font-size-asian="13pt" style:font-size-complex="13pt" fo:background-color="#FFFFFF"/>
    </style:style>
    <style:style style:name="T155" style:parent-style-name="Хипервръзка" style:family="text">
      <style:text-properties style:font-style-complex="normal" fo:font-size="13pt" style:font-size-asian="13pt" style:font-size-complex="13pt"/>
    </style:style>
    <style:style style:name="T156" style:parent-style-name="Шрифтнаабзацапоподразбиране" style:family="text">
      <style:text-properties style:font-style-complex="normal" fo:font-size="13pt" style:font-size-asian="13pt" style:font-size-complex="13pt"/>
    </style:style>
    <style:style style:name="T157" style:parent-style-name="Шрифтнаабзацапоподразбиране" style:family="text">
      <style:text-properties style:font-style-complex="normal" fo:font-size="13pt" style:font-size-asian="13pt" style:font-size-complex="13pt"/>
    </style:style>
    <style:style style:name="T158" style:parent-style-name="Шрифтнаабзацапоподразбиране" style:family="text">
      <style:text-properties style:font-style-complex="normal" fo:font-size="13pt" style:font-size-asian="13pt" style:font-size-complex="13pt"/>
    </style:style>
    <style:style style:name="T159" style:parent-style-name="Шрифтнаабзацапоподразбиране" style:family="text">
      <style:text-properties style:font-style-complex="normal" fo:font-size="13pt" style:font-size-asian="13pt" style:font-size-complex="13pt"/>
    </style:style>
    <style:style style:name="T160" style:parent-style-name="Шрифтнаабзацапоподразбиране" style:family="text">
      <style:text-properties style:font-style-complex="normal" fo:font-size="13pt" style:font-size-asian="13pt" style:font-size-complex="13pt" fo:language="bg" fo:country="BG"/>
    </style:style>
    <style:style style:name="T161" style:parent-style-name="Шрифтнаабзацапоподразбиране" style:family="text">
      <style:text-properties style:font-style-complex="normal" fo:font-size="13pt" style:font-size-asian="13pt" style:font-size-complex="13pt"/>
    </style:style>
    <style:style style:name="P162" style:parent-style-name="Нормален" style:family="paragraph">
      <style:paragraph-properties fo:line-height="115%"/>
    </style:style>
    <style:style style:name="T163" style:parent-style-name="Шрифтнаабзацапоподразбиране" style:family="text">
      <style:text-properties style:font-name="Verdana" style:font-name-asian="Times New Roman" style:font-name-complex="Times New Roman" fo:color="#151515" style:letter-kerning="false" fo:font-size="12pt" style:font-size-asian="12pt" style:font-size-complex="12pt" fo:language="en" fo:country="US" style:language-asian="bg" style:country-asian="BG"/>
    </style:style>
    <style:style style:name="T164" style:parent-style-name="Шрифтнаабзацапоподразбиране" style:family="text">
      <style:text-properties style:font-name="Verdana" style:font-name-asian="Times New Roman" style:font-name-complex="Times New Roman" fo:color="#151515" style:letter-kerning="false" fo:font-size="12pt" style:font-size-asian="12pt" style:font-size-complex="12pt" fo:language="en" fo:country="US" style:language-asian="bg" style:country-asian="BG"/>
    </style:style>
    <style:style style:name="T165" style:parent-style-name="Шрифтнаабзацапоподразбиране" style:family="text">
      <style:text-properties style:font-name="Verdana" style:font-name-asian="Times New Roman" style:font-name-complex="Times New Roman" fo:color="#151515" style:letter-kerning="false" fo:font-size="12pt" style:font-size-asian="12pt" style:font-size-complex="12pt" fo:language="en" fo:country="US" style:language-asian="bg" style:country-asian="BG"/>
    </style:style>
    <style:style style:name="T166" style:parent-style-name="Шрифтнаабзацапоподразбиране" style:family="text">
      <style:text-properties style:font-name="Verdana" style:font-name-asian="Times New Roman" style:font-name-complex="Times New Roman" fo:color="#151515" style:letter-kerning="false" fo:font-size="12pt" style:font-size-asian="12pt" style:font-size-complex="12pt" fo:language="en" fo:country="US" style:language-asian="bg" style:country-asian="BG"/>
    </style:style>
    <style:style style:name="T167" style:parent-style-name="Шрифтнаабзацапоподразбиране" style:family="text">
      <style:text-properties style:font-name="Verdana" style:font-name-asian="Times New Roman" style:font-name-complex="Times New Roman" fo:color="#151515" style:letter-kerning="false" fo:font-size="12pt" style:font-size-asian="12pt" style:font-size-complex="12pt" fo:language="en" fo:country="US" style:language-asian="bg" style:country-asian="BG"/>
    </style:style>
    <style:style style:name="T168" style:parent-style-name="Шрифтнаабзацапоподразбиране" style:family="text">
      <style:text-properties style:font-name="Verdana" style:font-name-asian="Times New Roman" style:font-name-complex="Times New Roman" fo:color="#151515" style:letter-kerning="false" fo:font-size="12pt" style:font-size-asian="12pt" style:font-size-complex="12pt" fo:language="en" fo:country="US" style:language-asian="bg" style:country-asian="BG"/>
    </style:style>
    <style:style style:name="T169" style:parent-style-name="Шрифтнаабзацапоподразбиране" style:family="text">
      <style:text-properties style:font-name="Arial" fo:font-weight="bold" style:font-weight-asian="bold" style:font-weight-complex="bold" fo:color="#000000" fo:font-size="18pt" style:font-size-asian="18pt" style:font-size-complex="18pt"/>
    </style:style>
    <style:style style:name="T170" style:parent-style-name="Шрифтнаабзацапоподразбиране" style:family="text">
      <style:text-properties style:font-name="Arial" fo:color="#000000" fo:font-size="16pt" style:font-size-asian="16pt" style:font-size-complex="16pt"/>
    </style:style>
    <style:style style:name="T171" style:parent-style-name="Шрифтнаабзацапоподразбиране" style:family="text">
      <style:text-properties style:font-name="Arial" fo:color="#000000" fo:font-size="13pt" style:font-size-asian="13pt" style:font-size-complex="13pt"/>
    </style:style>
    <style:style style:name="T172" style:parent-style-name="Шрифтнаабзацапоподразбиране" style:family="text">
      <style:text-properties style:font-name="Arial" fo:color="#000000" fo:font-size="13pt" style:font-size-asian="13pt" style:font-size-complex="13pt"/>
    </style:style>
    <style:style style:name="T173" style:parent-style-name="Шрифтнаабзацапоподразбиране" style:family="text">
      <style:text-properties style:font-name="Arial" fo:color="#000000" fo:font-size="13pt" style:font-size-asian="13pt" style:font-size-complex="13pt"/>
    </style:style>
    <style:style style:name="T174" style:parent-style-name="Шрифтнаабзацапоподразбиране" style:family="text">
      <style:text-properties style:font-name="Arial" fo:color="#000000" fo:font-size="13pt" style:font-size-asian="13pt" style:font-size-complex="13pt"/>
    </style:style>
    <style:style style:name="T175" style:parent-style-name="Шрифтнаабзацапоподразбиране" style:family="text">
      <style:text-properties style:font-name="Arial" fo:color="#000000" fo:font-size="13pt" style:font-size-asian="13pt" style:font-size-complex="13pt"/>
    </style:style>
    <style:style style:name="T176" style:parent-style-name="Шрифтнаабзацапоподразбиране" style:family="text">
      <style:text-properties style:font-name="Arial" fo:color="#000000" fo:font-size="13pt" style:font-size-asian="13pt" style:font-size-complex="13pt"/>
    </style:style>
    <style:style style:name="T177" style:parent-style-name="Шрифтнаабзацапоподразбиране" style:family="text">
      <style:text-properties style:font-name="Arial" fo:font-weight="bold" style:font-weight-asian="bold" fo:color="#000000" fo:font-size="13pt" style:font-size-asian="13pt" style:font-size-complex="13pt"/>
    </style:style>
    <style:style style:name="T178" style:parent-style-name="Препраткакъмбележкаподлиния" style:family="text">
      <style:text-properties style:font-name="Arial" fo:font-weight="bold" style:font-weight-asian="bold" fo:color="#000000" fo:font-size="13pt" style:font-size-asian="13pt" style:font-size-complex="13pt"/>
    </style:style>
    <style:style style:name="T179" style:parent-style-name="Шрифтнаабзацапоподразбиране" style:family="text">
      <style:text-properties style:font-name-complex="Arial"/>
    </style:style>
    <style:style style:name="T180" style:parent-style-name="Шрифтнаабзацапоподразбиране" style:family="text">
      <style:text-properties style:font-name-complex="Arial" fo:language="bg" fo:country="BG"/>
    </style:style>
    <style:style style:name="T181" style:parent-style-name="Шрифтнаабзацапоподразбиране" style:family="text">
      <style:text-properties style:font-name-complex="Arial"/>
    </style:style>
    <style:style style:name="T182" style:parent-style-name="Шрифтнаабзацапоподразбиране" style:family="text">
      <style:text-properties style:font-name-complex="Arial" fo:language="bg" fo:country="BG"/>
    </style:style>
    <style:style style:name="T183" style:parent-style-name="Шрифтнаабзацапоподразбиране" style:family="text">
      <style:text-properties style:font-name="Arial" fo:font-weight="bold" style:font-weight-asian="bold" fo:color="#000000" fo:font-size="13pt" style:font-size-asian="13pt" style:font-size-complex="13pt"/>
    </style:style>
    <style:style style:name="T184" style:parent-style-name="Шрифтнаабзацапоподразбиране" style:family="text">
      <style:text-properties style:font-name="Arial" fo:color="#000000" fo:font-size="13pt" style:font-size-asian="13pt" style:font-size-complex="13pt"/>
    </style:style>
    <style:style style:name="T185" style:parent-style-name="Шрифтнаабзацапоподразбиране" style:family="text">
      <style:text-properties style:font-name="Arial" fo:color="#000000" fo:font-size="13pt" style:font-size-asian="13pt" style:font-size-complex="13pt"/>
    </style:style>
    <style:style style:name="T186" style:parent-style-name="Шрифтнаабзацапоподразбиране" style:family="text">
      <style:text-properties style:font-name="Arial" fo:color="#000000" fo:font-size="13pt" style:font-size-asian="13pt" style:font-size-complex="13pt"/>
    </style:style>
    <style:style style:name="T187" style:parent-style-name="Шрифтнаабзацапоподразбиране" style:family="text">
      <style:text-properties style:font-name="Arial" fo:font-weight="bold" style:font-weight-asian="bold" fo:color="#000000" fo:font-size="13pt" style:font-size-asian="13pt" style:font-size-complex="13pt"/>
    </style:style>
    <style:style style:name="T188" style:parent-style-name="Шрифтнаабзацапоподразбиране" style:family="text">
      <style:text-properties style:font-name="Arial" fo:color="#000000" fo:font-size="13pt" style:font-size-asian="13pt" style:font-size-complex="13pt"/>
    </style:style>
    <style:style style:name="T189" style:parent-style-name="Шрифтнаабзацапоподразбиране" style:family="text">
      <style:text-properties style:font-name="Arial" fo:color="#000000" fo:font-size="13pt" style:font-size-asian="13pt" style:font-size-complex="13pt"/>
    </style:style>
    <style:style style:name="T190" style:parent-style-name="Шрифтнаабзацапоподразбиране" style:family="text">
      <style:text-properties style:font-name="Arial" fo:color="#000000" fo:font-size="13pt" style:font-size-asian="13pt" style:font-size-complex="13pt"/>
    </style:style>
    <style:style style:name="T191" style:parent-style-name="Шрифтнаабзацапоподразбиране" style:family="text">
      <style:text-properties style:font-name="Arial" fo:font-weight="bold" style:font-weight-asian="bold" fo:color="#000000" fo:font-size="13pt" style:font-size-asian="13pt" style:font-size-complex="13pt"/>
    </style:style>
    <style:style style:name="T192" style:parent-style-name="Шрифтнаабзацапоподразбиране" style:family="text">
      <style:text-properties style:font-name="Arial" fo:color="#000000" fo:font-size="13pt" style:font-size-asian="13pt" style:font-size-complex="13pt"/>
    </style:style>
    <style:style style:name="T193" style:parent-style-name="Шрифтнаабзацапоподразбиране" style:family="text">
      <style:text-properties style:font-name="Arial" fo:color="#000000" fo:font-size="13pt" style:font-size-asian="13pt" style:font-size-complex="13pt"/>
    </style:style>
    <style:style style:name="T194" style:parent-style-name="Шрифтнаабзацапоподразбиране" style:family="text">
      <style:text-properties style:font-name="Arial" fo:color="#000000" fo:font-size="13pt" style:font-size-asian="13pt" style:font-size-complex="13pt"/>
    </style:style>
    <style:style style:name="T195" style:parent-style-name="Шрифтнаабзацапоподразбиране" style:family="text">
      <style:text-properties style:font-name="Arial" fo:font-weight="bold" style:font-weight-asian="bold" fo:color="#000000" fo:font-size="13pt" style:font-size-asian="13pt" style:font-size-complex="13pt"/>
    </style:style>
    <style:style style:name="T196" style:parent-style-name="Шрифтнаабзацапоподразбиране" style:family="text">
      <style:text-properties style:font-name="Arial" fo:color="#000000" fo:font-size="13pt" style:font-size-asian="13pt" style:font-size-complex="13pt"/>
    </style:style>
    <style:style style:name="T197" style:parent-style-name="Шрифтнаабзацапоподразбиране" style:family="text">
      <style:text-properties style:font-name="Arial" fo:color="#000000" fo:font-size="13pt" style:font-size-asian="13pt" style:font-size-complex="13pt"/>
    </style:style>
    <style:style style:name="T198" style:parent-style-name="Шрифтнаабзацапоподразбиране" style:family="text">
      <style:text-properties style:font-name="Arial" fo:color="#000000" fo:font-size="13pt" style:font-size-asian="13pt" style:font-size-complex="13pt"/>
    </style:style>
    <style:style style:name="T199" style:parent-style-name="Шрифтнаабзацапоподразбиране" style:family="text">
      <style:text-properties style:font-name="Arial" fo:color="#000000" fo:font-size="13pt" style:font-size-asian="13pt" style:font-size-complex="13pt"/>
    </style:style>
    <style:style style:name="T200" style:parent-style-name="Шрифтнаабзацапоподразбиране" style:family="text">
      <style:text-properties style:font-name="Arial" fo:font-weight="bold" style:font-weight-asian="bold" fo:color="#000000" fo:font-size="13pt" style:font-size-asian="13pt" style:font-size-complex="13pt"/>
    </style:style>
    <style:style style:name="T201" style:parent-style-name="Шрифтнаабзацапоподразбиране" style:family="text">
      <style:text-properties style:font-name="Arial" fo:color="#000000" fo:font-size="13pt" style:font-size-asian="13pt" style:font-size-complex="13pt"/>
    </style:style>
    <style:style style:name="T202" style:parent-style-name="Шрифтнаабзацапоподразбиране" style:family="text">
      <style:text-properties style:font-name="Arial" fo:color="#000000" fo:font-size="13pt" style:font-size-asian="13pt" style:font-size-complex="13pt"/>
    </style:style>
    <style:style style:name="T203" style:parent-style-name="Шрифтнаабзацапоподразбиране" style:family="text">
      <style:text-properties style:font-name="Arial" fo:color="#000000" fo:font-size="13pt" style:font-size-asian="13pt" style:font-size-complex="13pt"/>
    </style:style>
    <style:style style:name="T204" style:parent-style-name="Шрифтнаабзацапоподразбиране" style:family="text">
      <style:text-properties style:font-name="Arial" fo:font-weight="bold" style:font-weight-asian="bold" fo:color="#000000" fo:font-size="13pt" style:font-size-asian="13pt" style:font-size-complex="13pt"/>
    </style:style>
    <style:style style:name="T205" style:parent-style-name="Шрифтнаабзацапоподразбиране" style:family="text">
      <style:text-properties style:font-name="Arial" fo:color="#000000" fo:font-size="13pt" style:font-size-asian="13pt" style:font-size-complex="13pt"/>
    </style:style>
    <style:style style:name="T206" style:parent-style-name="Шрифтнаабзацапоподразбиране" style:family="text">
      <style:text-properties style:font-style-complex="normal" fo:font-size="13pt" style:font-size-asian="13pt" style:font-size-complex="13pt" fo:language="bg" fo:country="BG"/>
    </style:style>
    <style:style style:name="T207" style:parent-style-name="Шрифтнаабзацапоподразбиране" style:family="text">
      <style:text-properties fo:font-weight="bold" style:font-weight-asian="bold" style:font-weight-complex="bold" style:font-style-complex="normal" fo:font-size="14pt" style:font-size-asian="14pt" style:font-size-complex="14pt" fo:language="bg" fo:country="BG"/>
    </style:style>
    <style:style style:name="T208" style:parent-style-name="Шрифтнаабзацапоподразбиране" style:family="text">
      <style:text-properties fo:font-weight="bold" style:font-weight-asian="bold" style:font-weight-complex="bold" style:font-style-complex="normal" fo:font-size="13pt" style:font-size-asian="13pt" style:font-size-complex="13pt" fo:language="bg" fo:country="BG"/>
    </style:style>
    <style:style style:name="T209" style:parent-style-name="Шрифтнаабзацапоподразбиране" style:family="text">
      <style:text-properties fo:font-weight="bold" style:font-weight-asian="bold" style:font-weight-complex="bold" style:font-style-complex="normal" fo:font-size="13pt" style:font-size-asian="13pt" style:font-size-complex="13pt" fo:language="bg" fo:country="BG"/>
    </style:style>
    <style:style style:name="T210" style:parent-style-name="Шрифтнаабзацапоподразбиране" style:family="text">
      <style:text-properties fo:font-weight="bold" style:font-weight-asian="bold" style:font-weight-complex="bold" fo:font-style="italic" style:font-style-asian="italic" fo:font-size="13pt" style:font-size-asian="13pt" style:font-size-complex="13pt" fo:language="bg" fo:country="BG"/>
    </style:style>
    <style:style style:name="T211" style:parent-style-name="Шрифтнаабзацапоподразбиране" style:family="text">
      <style:text-properties fo:font-style="italic" style:font-style-asian="italic" fo:font-size="13pt" style:font-size-asian="13pt" style:font-size-complex="13pt" fo:language="bg" fo:country="BG"/>
    </style:style>
    <style:style style:name="T212" style:parent-style-name="Шрифтнаабзацапоподразбиране" style:family="text">
      <style:text-properties style:font-style-complex="normal" fo:font-size="13pt" style:font-size-asian="13pt" style:font-size-complex="13pt" fo:language="bg" fo:country="BG"/>
    </style:style>
    <style:style style:name="T213" style:parent-style-name="Шрифтнаабзацапоподразбиране" style:family="text">
      <style:text-properties fo:font-style="italic" style:font-style-asian="italic" fo:font-size="13pt" style:font-size-asian="13pt" style:font-size-complex="13pt" fo:language="bg" fo:country="BG"/>
    </style:style>
    <style:style style:name="T214" style:parent-style-name="Шрифтнаабзацапоподразбиране" style:family="text">
      <style:text-properties style:font-style-complex="normal" fo:font-size="13pt" style:font-size-asian="13pt" style:font-size-complex="13pt" fo:language="bg" fo:country="BG"/>
    </style:style>
    <style:style style:name="T215" style:parent-style-name="Шрифтнаабзацапоподразбиране" style:family="text">
      <style:text-properties style:font-style-complex="normal" fo:font-size="13pt" style:font-size-asian="13pt" style:font-size-complex="13pt" fo:language="bg" fo:country="BG"/>
    </style:style>
    <style:style style:name="T216" style:parent-style-name="Шрифтнаабзацапоподразбиране" style:family="text">
      <style:text-properties style:font-style-complex="normal" fo:font-size="13pt" style:font-size-asian="13pt" style:font-size-complex="13pt" fo:language="bg" fo:country="BG"/>
    </style:style>
    <style:style style:name="T217" style:parent-style-name="Хипервръзка" style:family="text">
      <style:text-properties style:font-style-complex="normal" fo:font-size="13pt" style:font-size-asian="13pt" style:font-size-complex="13pt" fo:language="bg" fo:country="BG"/>
    </style:style>
    <style:style style:name="T218" style:parent-style-name="Шрифтнаабзацапоподразбиране" style:family="text">
      <style:text-properties style:font-style-complex="normal" fo:font-size="13pt" style:font-size-asian="13pt" style:font-size-complex="13pt" fo:language="bg" fo:country="BG"/>
    </style:style>
    <style:style style:name="T219" style:parent-style-name="Шрифтнаабзацапоподразбиране" style:family="text">
      <style:text-properties style:font-style-complex="normal" fo:font-size="13pt" style:font-size-asian="13pt" style:font-size-complex="13pt" fo:language="bg" fo:country="BG"/>
    </style:style>
    <style:style style:name="T220" style:parent-style-name="Шрифтнаабзацапоподразбиране" style:family="text">
      <style:text-properties style:font-style-complex="normal" fo:font-size="13pt" style:font-size-asian="13pt" style:font-size-complex="13pt" fo:language="bg" fo:country="BG"/>
    </style:style>
    <style:style style:name="T221" style:parent-style-name="Хипервръзка" style:family="text">
      <style:text-properties style:font-style-complex="normal" fo:font-size="13pt" style:font-size-asian="13pt" style:font-size-complex="13pt" fo:language="bg" fo:country="BG"/>
    </style:style>
    <style:style style:name="T222" style:parent-style-name="Шрифтнаабзацапоподразбиране" style:family="text">
      <style:text-properties style:font-style-complex="normal" fo:font-size="13pt" style:font-size-asian="13pt" style:font-size-complex="13pt" fo:language="bg" fo:country="BG"/>
    </style:style>
    <style:style style:name="T223" style:parent-style-name="Шрифтнаабзацапоподразбиране" style:family="text">
      <style:text-properties style:font-style-complex="normal" fo:font-size="13pt" style:font-size-asian="13pt" style:font-size-complex="13pt" fo:language="bg" fo:country="BG"/>
    </style:style>
    <style:style style:name="T224" style:parent-style-name="Шрифтнаабзацапоподразбиране" style:family="text">
      <style:text-properties style:font-style-complex="normal" fo:font-size="13pt" style:font-size-asian="13pt" style:font-size-complex="13pt" fo:language="bg" fo:country="BG"/>
    </style:style>
    <style:style style:name="T225" style:parent-style-name="Шрифтнаабзацапоподразбиране" style:family="text">
      <style:text-properties fo:font-style="italic" style:font-style-asian="italic" fo:font-size="13pt" style:font-size-asian="13pt" style:font-size-complex="13pt" fo:language="bg" fo:country="BG"/>
    </style:style>
    <style:style style:name="T226" style:parent-style-name="Шрифтнаабзацапоподразбиране" style:family="text">
      <style:text-properties style:font-style-complex="normal" fo:font-size="13pt" style:font-size-asian="13pt" style:font-size-complex="13pt" fo:language="bg" fo:country="BG"/>
    </style:style>
    <style:style style:name="T227" style:parent-style-name="Шрифтнаабзацапоподразбиране" style:family="text">
      <style:text-properties style:font-style-complex="normal" fo:font-size="13pt" style:font-size-asian="13pt" style:font-size-complex="13pt"/>
    </style:style>
    <style:style style:name="T228" style:parent-style-name="Шрифтнаабзацапоподразбиране" style:family="text">
      <style:text-properties style:font-style-complex="normal" fo:font-size="13pt" style:font-size-asian="13pt" style:font-size-complex="13pt"/>
    </style:style>
    <style:style style:name="T229" style:parent-style-name="Шрифтнаабзацапоподразбиране" style:family="text">
      <style:text-properties style:font-style-complex="normal" fo:font-size="13pt" style:font-size-asian="13pt" style:font-size-complex="13pt"/>
    </style:style>
    <style:style style:name="T230" style:parent-style-name="Шрифтнаабзацапоподразбиране" style:family="text">
      <style:text-properties style:font-style-complex="normal" fo:font-size="13pt" style:font-size-asian="13pt" style:font-size-complex="13pt"/>
    </style:style>
    <style:style style:name="T231" style:parent-style-name="Хипервръзка" style:family="text">
      <style:text-properties style:font-style-complex="normal" fo:font-size="13pt" style:font-size-asian="13pt" style:font-size-complex="13pt" fo:language="bg" fo:country="BG"/>
    </style:style>
    <style:style style:name="T232" style:parent-style-name="Шрифтнаабзацапоподразбиране" style:family="text">
      <style:text-properties style:font-style-complex="normal" fo:font-size="13pt" style:font-size-asian="13pt" style:font-size-complex="13pt"/>
    </style:style>
    <style:style style:name="T233" style:parent-style-name="Шрифтнаабзацапоподразбиране" style:family="text">
      <style:text-properties style:font-style-complex="normal" fo:font-size="13pt" style:font-size-asian="13pt" style:font-size-complex="13pt"/>
    </style:style>
    <style:style style:name="T234" style:parent-style-name="Шрифтнаабзацапоподразбиране" style:family="text">
      <style:text-properties style:font-style-complex="normal" fo:font-size="13pt" style:font-size-asian="13pt" style:font-size-complex="13pt"/>
    </style:style>
    <style:style style:name="T235" style:parent-style-name="Шрифтнаабзацапоподразбиране" style:family="text">
      <style:text-properties style:font-style-complex="normal" fo:font-size="13pt" style:font-size-asian="13pt" style:font-size-complex="13pt" fo:language="bg" fo:country="BG"/>
    </style:style>
    <style:style style:name="T236" style:parent-style-name="Шрифтнаабзацапоподразбиране" style:family="text">
      <style:text-properties style:font-style-complex="normal" fo:font-size="13pt" style:font-size-asian="13pt" style:font-size-complex="13pt"/>
    </style:style>
    <style:style style:name="T237" style:parent-style-name="Шрифтнаабзацапоподразбиране" style:family="text">
      <style:text-properties style:font-style-complex="normal" fo:font-size="13pt" style:font-size-asian="13pt" style:font-size-complex="13pt" fo:language="bg" fo:country="BG"/>
    </style:style>
    <style:style style:name="T238" style:parent-style-name="Шрифтнаабзацапоподразбиране" style:family="text">
      <style:text-properties style:font-style-complex="normal" fo:font-size="13pt" style:font-size-asian="13pt" style:font-size-complex="13pt"/>
    </style:style>
    <style:style style:name="T239" style:parent-style-name="Шрифтнаабзацапоподразбиране" style:family="text">
      <style:text-properties style:font-style-complex="normal" fo:font-size="13pt" style:font-size-asian="13pt" style:font-size-complex="13pt" fo:language="bg" fo:country="BG"/>
    </style:style>
    <style:style style:name="P240" style:parent-style-name="Нормален" style:family="paragraph">
      <style:text-properties style:font-name="Verdana" style:font-name-asian="Times New Roman" style:font-name-complex="Times New Roman" fo:font-weight="bold" style:font-weight-asian="bold" style:font-weight-complex="bold" fo:color="#151515" style:letter-kerning="false" fo:font-size="12pt" style:font-size-asian="12pt" style:font-size-complex="12pt" fo:language="en" fo:country="US" style:language-asian="bg" style:country-asian="BG"/>
    </style:style>
    <style:style style:name="P241" style:parent-style-name="Нормален" style:family="paragraph">
      <style:paragraph-properties fo:text-align="end"/>
    </style:style>
    <style:style style:name="T242" style:parent-style-name="Шрифтнаабзацапоподразбиране" style:family="text">
      <style:text-properties style:font-name="Verdana" style:font-name-asian="Times New Roman" style:font-name-complex="Times New Roman" fo:font-weight="bold" style:font-weight-asian="bold" style:font-weight-complex="bold" fo:color="#151515" style:letter-kerning="false" fo:font-size="12pt" style:font-size-asian="12pt" style:font-size-complex="12pt" fo:language="en" fo:country="US" style:language-asian="bg" style:country-asian="BG"/>
    </style:style>
    <style:style style:name="T243" style:parent-style-name="Шрифтнаабзацапоподразбиране" style:family="text">
      <style:text-properties style:font-name="Verdana" style:font-name-asian="Times New Roman" style:font-name-complex="Times New Roman" fo:color="#151515" style:letter-kerning="false" fo:font-size="12pt" style:font-size-asian="12pt" style:font-size-complex="12pt" fo:language="en" fo:country="US" style:language-asian="bg" style:country-asian="BG"/>
    </style:style>
    <style:style style:name="T244" style:parent-style-name="Шрифтнаабзацапоподразбиране" style:family="text">
      <style:text-properties style:font-name="Verdana" style:font-name-asian="Times New Roman" style:font-name-complex="Times New Roman" fo:font-weight="bold" style:font-weight-asian="bold" style:font-weight-complex="bold" fo:color="#151515" style:letter-kerning="false" fo:font-size="12pt" style:font-size-asian="12pt" style:font-size-complex="12pt" fo:language="en" fo:country="US" style:language-asian="bg" style:country-asian="BG"/>
    </style:style>
    <style:style style:name="T245" style:parent-style-name="Шрифтнаабзацапоподразбиране" style:family="text">
      <style:text-properties style:font-name="Verdana" style:font-name-asian="Times New Roman" style:font-name-complex="Times New Roman" fo:font-weight="bold" style:font-weight-asian="bold" style:font-weight-complex="bold" fo:font-size="12pt" style:font-size-asian="12pt" style:font-size-complex="12pt" style:language-asian="bg" style:country-asian="BG"/>
    </style:style>
  </office:automatic-styles>
  <office:body>
    <office:text text:use-soft-page-breaks="true">
      <text:p text:style-name="P1"><text:span text:style-name="T6">THE SACRED COMPUTER INSTITUTE</text:span><text:span text:style-name="T7">’S</text:span><text:span text:style-name="T8"><text:line-break/></text:span><text:span text:style-name="T9">THEORY OF UNIVERSE AND MIND</text:span><text:span text:style-name="T10"><text:line-break/></text:span><text:a xlink:href="https://github.com/Twenkid/Theory-of-Universe-and-Mind/" office:target-frame-name="_top" xlink:show="replace"><text:span text:style-name="T11">https://github.com/Twenkid/Theory-of-Universe-and-Mind/</text:span></text:a><text:span text:style-name="T12"><text:s/></text:span><text:span text:style-name="T13"><text:line-break/></text:span><text:a xlink:href="https://artificial-mind.blogspot.com/2011/12/embodiment-is-just-coordinate-spaces.html?m=0" office:target-frame-name="_top" xlink:show="replace"><text:span text:style-name="T14">https://artificial-mind.blogspot.com/2011/12/embodiment-is-just-coordinate-spaces.html?m=0</text:span></text:a><text:span text:style-name="T15"><text:line-break/></text:span><text:span text:style-name="T16"><text:line-break/></text:span><text:span text:style-name="T17">In by </text:span><text:a xlink:href="https://artificial-mind.blogspot.com/2011/12/embodiment-is-just-coordinate-spaces.html?m=0" office:target-frame-name="_top" xlink:show="replace"><text:span text:style-name="T18">Todor "Tosh" Arnaudov - Twenkid</text:span></text:a><text:span text:style-name="T19"> // Friday, December 09, 2011 // </text:span><text:a xlink:href="https://www.blogger.com/comment.g?blogID=5038575496362915977&amp;postID=2535170525077136033" office:target-frame-name="_top" xlink:show="replace"><text:span text:style-name="T20">Leave a Comment</text:span></text:a></text:p>
      <text:h text:style-name="P21" text:outline-level="1">Embodiment is just coordinate spaces, interactivity and modalities - not a mystery</text:h>
      <text:p text:style-name="P22"><text:span text:style-name="T23">"The debate" - should an AGI be embodied or not. I participated in a discussion on sensorimotor hierarchies a few months ago in the AGI list, but I'm lazy to digest it here right now (yet). I'll reword one POV of the essence which I thought of recently, though.  "Body" and "embodiment" is actually about:</text:span><text:span text:style-name="T24"><text:line-break/>- </text:span><text:span text:style-name="T25">Known fixed basic continuous coordinate spaces </text:span><text:span text:style-name="T26">- that simplifies search and basic operations and sets one of the basic components of the inputs and their initial "labels" - coordinates. The simplest use of this is that mind can recognize where the activity is and relate coordinates of inputs to each other.</text:span><text:span text:style-name="T27"><text:line-break/></text:span><text:span text:style-name="T28"><text:line-break/>-</text:span><text:span text:style-name="T29"> Interactivity</text:span><text:span text:style-name="T30"> - input and output, includes changes of coordinates as smooth as possible in time-space - allows for as general as possible inputs and outputs (actions).</text:span><text:span text:style-name="T31"><text:line-break/></text:span><text:span text:style-name="T32"><text:line-break/>- </text:span><text:span text:style-name="T33">Modalities</text:span><text:span text:style-name="T34"> - it's about dealing with different types of lowest level (for the system's sensors) input from the environment, with the "physics" - for constructive reasons and more general input. Each system should eventually deal with some kind of lowest level input and output, the more general it is, the more general intelligence would be.</text:span><text:span text:style-name="T35"><text:line-break/></text:span><text:span text:style-name="T36"><text:line-break/></text:span><text:span text:style-name="T37">- Inter-modalities - </text:span><text:span text:style-name="T38">to relate and find models between them.</text:span><text:span text:style-name="T39"><text:line-break/></text:span><text:soft-page-break/><text:span text:style-name="T40"><text:line-break/></text:span><text:span text:style-name="T41">- Value-free initial inputs </text:span><text:span text:style-name="T42">- initially sensory inputs and motor outputs don't have meanings, except when related to:</text:span><text:span text:style-name="T43"><text:line-break/></text:span><text:span text:style-name="T44"><text:line-break/></text:span><text:span text:style-name="T45">- Basic reward-system - </text:span><text:span text:style-name="T46">that's in order to keep system's integrity in the "physical" world where it exists and to avoid self-destruction.</text:span></text:p>
      <text:p text:style-name="Основентекст"><text:line-break/><text:span text:style-name="T47">*<text:s/></text:span><text:span text:style-name="T48">First published in the blog<text:s/></text:span><text:span text:style-name="T49">“Artificial Mind”,</text:span><text:span text:style-name="T50"><text:s/>a.k.a.<text:s/></text:span><text:span text:style-name="T51">“Todor Arnaudov’s Researches”</text:span><text:span text:style-name="T52">, a branch of<text:s/></text:span><text:span text:style-name="T53">“The Sacred Computer”</text:span><text:span text:style-name="T54"><text:line-break/></text:span><text:span text:style-name="T55"><text:line-break/></text:span><text:span text:style-name="T56">Notes from the book “The Prophets of the Thinking Machines: AGI &amp; Transhumanism: History, Theory and Pioneers” (originally in Bulgarian):</text:span><text:span text:style-name="T57"><text:line-break/></text:span><text:span text:style-name="T58"><text:line-break/></text:span><text:span text:style-name="T59">- </text:span><text:span text:style-name="T60">Known fixed</text:span><text:span text:style-name="T61">*</text:span><text:span text:style-name="T62"><text:s/>basic continuous coordinate spaces </text:span><text:span text:style-name="T63">…</text:span><text:span text:style-name="T64"><text:line-break/></text:span><text:span text:style-name="T65"><text:line-break/></text:span><text:span text:style-name="T66">Fixed as permanent, persistent, stable “enough”. A frame of reference as in John Hawkins view. A root for grounding.</text:span><text:span text:style-name="T67"><text:line-break/></text:span><text:span text:style-name="T68"><text:line-break/>Note that “continues” in mind, as in Theory of Universe in Mind, is rather in the sense of being<text:s/></text:span><text:span text:style-name="T69">connected, linked</text:span><text:span text:style-name="T70"><text:s/></text:span><text:span text:style-name="T71">and not as continuous smooth function in maths</text:span><text:span text:style-name="T72">.</text:span><text:span text:style-name="T73"><text:line-break/></text:span><text:span text:style-name="T74"><text:line-break/>…<text:s/></text:span><text:span text:style-name="T75">-<text:s/></text:span><text:span text:style-name="T76">input and output</text:span><text:span text:style-name="T77"><text:s/>– sensory and motor</text:span><text:span text:style-name="T78"><text:line-break/></text:span><text:span text:style-name="T79"><text:line-break/></text:span><text:span text:style-name="T80">-<text:s/></text:span><text:span text:style-name="T81">Modalities … <text:s/></text:span><text:span text:style-name="T82">– different kinds of sensory domains such as auditory, visual, tactile, temperature, smell etc.]</text:span><text:span text:style-name="T83">; also different kinds motor (output) domains, like with the generative models: physical motion/coordinates, sound, image etc. In TOUM the most basic causation is writing data from the memory of one causality-control unit to another one. Respectively the basic sensory action is reading or receiving data.</text:span><text:span text:style-name="T84"><text:line-break/></text:span><text:span text:style-name="T85"><text:line-break/></text:span><text:span text:style-name="T86">- Value-free<text:s/></text:span><text:span text:style-name="T87">[of affectional valence, emotional]<text:s/></text:span><text:span text:style-name="T88">initial inputs </text:span><text:span text:style-name="T89">-</text:span><text:span text:style-name="T90"><text:s text:c="2"/>…<text:s/></text:span><text:span text:style-name="T91"><text:line-break/></text:span><text:span text:style-name="T92"><text:line-break/></text:span><text:span text:style-name="T93">These are the raw data which have to be predicted, modeled, generated and the success is in improving the prediction. See the two kinds of “rewards”: cognitive (this one) and “physical” (sensual, emotional), linked to the basic reward system required for survival in some “real” world.</text:span><text:span text:style-name="T94"><text:line-break/></text:span><text:span text:style-name="T95"><text:line-break/></text:span><text:span text:style-name="T96">„</text:span><text:span text:style-name="T97">embodiment is</text:span><text:span text:style-name="T98"><text:s/>not a mystery</text:span><text:span text:style-name="T99">“</text:span><text:span text:style-name="T100">...</text:span><text:span text:style-name="T101"><text:s/>–</text:span><text:span text:style-name="T102"><text:s/></text:span><text:span text:style-name="T103">in the</text:span><text:span text:style-name="T104"><text:s/></text:span><text:span text:style-name="T105">functional</text:span><text:span text:style-name="T106"><text:s/>point of view,</text:span><text:span text:style-name="T107"><text:s/></text:span><text:span text:style-name="T108">which is<text:s/></text:span><text:soft-page-break/><text:span text:style-name="T109">described above</text:span><text:span text:style-name="T110">,<text:s/></text:span><text:span text:style-name="T111">thus the necessity of the listed features in order to create a complete thinking machine and a universal mind. I didn’t implied spiritual or transcendent sense, subjective experience etc. In my opinion in these other senses the embodiment and consciousness are yet a “mystery”.</text:span><text:span text:style-name="T112"><text:s/></text:span><text:span text:style-name="T113"><text:line-break/></text:span><text:span text:style-name="T114"><text:line-break/></text:span><text:a xlink:href="https://artificial-mind.blogspot.com/2011/12/embodiment-is-just-coordinate-spaces.html?m=0" office:target-frame-name="_top" xlink:show="replace"><text:span text:style-name="T115">https://artificial-mind.blogspot.com/2011/12/embodiment-is-just-coordinate-spaces.html?m=0</text:span></text:a><text:span text:style-name="T116"><text:s text:c="2"/></text:span><text:span text:style-name="T117"><text:line-break/></text:span><text:span text:style-name="T118"><text:line-break/></text:span><text:a xlink:href="https://web.archive.org/web/20120813071503/https:/artificial-mind.blogspot.com/2011/12/embodiment-is-just-coordinate-spaces.html" office:target-frame-name="_top" xlink:show="replace"><text:span text:style-name="T119">https://web.archive.org/web/20120813071503/https://artificial-mind.blogspot.com/2011/12/embodiment-is-just-coordinate-spaces.html</text:span></text:a><text:span text:style-name="T120"><text:s/></text:span><text:span text:style-name="T121"><text:line-break/></text:span><text:span text:style-name="T122"><text:line-break/></text:span><text:span text:style-name="T123">Compare with Jeff Hawkins’s generalizations in his new book</text:span><text:span text:style-name="T124"><text:s/></text:span><text:span text:style-name="T125">„</text:span><text:span text:style-name="T126">Thousand brains theory”</text:span><text:span text:style-name="T127">,<text:s/></text:span><text:span text:style-name="T128">where the coordinate space is called “</text:span><text:span text:style-name="T129">reference frame</text:span><text:span text:style-name="T130">”.<text:s/></text:span><text:span text:style-name="T131"><text:line-break/>Jeff Hawkins, “A Thousand Brains Theory”, ~3.2021</text:span><text:span text:style-name="T132"><text:line-break/></text:span><text:a xlink:href="https://www.amazon.com/Thousand-Brains-New-Theory-Intelligence/dp/1541675819" office:target-frame-name="_top" xlink:show="replace"><text:span text:style-name="T133">https://www.amazon.com/Thousand-Br</text:span><text:bookmark-start text:name="_Hlt152259013"/><text:span text:style-name="T134">a</text:span><text:bookmark-end text:name="_Hlt152259013"/><text:span text:style-name="T135">ins-New-Theory-Intelligence/dp/1541675819</text:span></text:a><text:span text:style-name="T136"><text:s/></text:span><text:span text:style-name="T137"><text:line-break/></text:span><text:span text:style-name="T138"><text:line-break/>Compare also with the line of research of Michael Levin, Chris Fields etc. for diverse embodiments, such as the following 2022 paper:</text:span></text:p>
      <text:p text:style-name="P139"><text:span text:style-name="T140"><text:line-break/></text:span>Concept Paper<text:s/><text:line-break/><text:span text:style-name="T141">Competency in Navigating Arbitrary Spaces as an Invariant for Analyzing Cognition in Diverse Embodiments</text:span>, Chris Fields 1,2 and Michael Levin 2,3,*, 7.2022<text:line-break/><text:a xlink:href="https://chrisfieldsresearch.com/spaces-entropy-pub.pdf" office:target-frame-name="_top" xlink:show="replace"><text:span text:style-name="T142">https://chrisfieldsresearch.com/spaces-entropy-pub.pdf</text:span></text:a><text:span text:style-name="T143"><text:s/></text:span><text:span text:style-name="T144"><text:line-break/></text:span></text:p>
      <text:p text:style-name="Основентекст"><text:span text:style-name="T145">See also the works from the classical TOUM.</text:span><text:span text:style-name="T146"><text:line-break/>See also the strategic essay<text:s/></text:span><text:span text:style-name="T147">“How would I invest a million with the greatest benefit for the development of the country”</text:span><text:span text:style-name="T148">, ~6/2003<text:s/></text:span><text:span text:style-name="T149">where I suggest that mind is supposed to process the data with the same algorithm.</text:span><text:span text:style-name="T150"><text:line-break/></text:span><text:span text:style-name="T151">“The form of thought is different in different manifestations of thinking, but its essence, the underlying mechanisms, are the same, and what changes is only the data with which it works: text, sound, images, sequences of images, abstract concepts etc.”</text:span><text:span text:style-name="T152"><text:line-break/></text:span><text:a xlink:href="https://translate.google.com/website?sl=auto&amp;tl=en&amp;hl=bg&amp;u=https://www.oocities.org/todprog/ese/proekt.htm" office:target-frame-name="_top" xlink:show="replace"><text:span text:style-name="T153">https://www.oocities.org/todprog/ese/proekt.htm</text:span></text:a><text:s text:c="2"/><text:span text:style-name="T154"><text:line-break/></text:span><text:a xlink:href="https://artificial--mind-blogspot-com.translate.goog/2020/07/interdisciplinary-research-institute.html?_x_tr_sl=auto&amp;_x_tr_tl=en&amp;_x_tr_hl=bg" office:target-frame-name="_top" xlink:show="replace"><text:span text:style-name="T155">https://artificial--mind-blogspot-com.translate.goog/2020/07/interdisciplinary-research-institute.html?_x_tr_sl=auto&amp;_x_tr_tl=en&amp;_x_tr_hl=bg</text:span></text:a><text:span text:style-name="T156"><text:s/></text:span><text:span text:style-name="T157"><text:line-break/></text:span><text:span text:style-name="T158"><text:line-break/>Also:</text:span></text:p>
      <text:soft-page-break/>
      <text:p text:style-name="Основентекст"><text:span text:style-name="T159"><text:line-break/></text:span><text:span text:style-name="T160">*<text:s/></text:span><text:span text:style-name="T161">The multimodality is the direction towards the generative models develop – text-to-sound, text-to-image, text-to-video, multipurpose multimodal models such as “GATO” by Google DeepMind etc.</text:span></text:p>
      <text:p text:style-name="P162"><text:span text:style-name="T163"><text:line-break/></text:span><text:span text:style-name="T164">The translation in the<text:s/></text:span><text:span text:style-name="T165">Bulgarian<text:s/></text:span><text:span text:style-name="T166">book:</text:span><text:span text:style-name="T167"><text:line-break/></text:span><text:span text:style-name="T168"><text:line-break/></text:span><text:span text:style-name="T169">Телесността е просто координатни пространства, взаимодействие и модалности – а не тайнство</text:span><text:span text:style-name="T170"><text:line-break/></text:span><text:span text:style-name="T171">Тодор Арнаудов, петък, 9.12.2011</text:span><text:span text:style-name="T172"><text:line-break/></text:span><text:span text:style-name="T173"><text:line-break/></text:span><text:span text:style-name="T174"><text:tab/>Относно „дебатите“ дали мислеща машина с УИР трябва да има тяло или не... <text:s/>Преди няколко месеца участвах в обсъждане за сетивно-моторните йерархии в пощенския списък по УИР, но не мога да събера всичко сега, само ще обобща най-същественото, за което мислих наскоро (...) „Тялото“ и „телесността“ всъщност се отнасят до:</text:span><text:span text:style-name="T175"><text:line-break/></text:span><text:span text:style-name="T176"><text:line-break/>*<text:s/></text:span><text:span text:style-name="T177">Известни неизменни</text:span><text:span text:style-name="T178"><text:note text:note-class="footnote" text:id="_ftn0"><text:note-citation>1</text:note-citation><text:note-body><text:p text:style-name="Текстподлиния"><text:span text:style-name="T179"><text:tab/><text:s/>Fi</text:span><text:span text:style-name="T180">xed</text:span><text:span text:style-name="T181">: “Known fixed basic continuous coordinate spaces<text:s/></text:span><text:span text:style-name="T182">(...)“</text:span></text:p></text:note-body></text:note></text:span><text:span text:style-name="T183"><text:s/>първични непрекъснати координатни пространства –<text:s/></text:span><text:span text:style-name="T184">това опростява търсенето и първичните действия и установява един от основните съставни части на входните данни и техните начални имена <text:s/>– координатите. Най-простата употреба е, че умът може да разпознае къде се случва дадено действие и да свърже координатите на входните данни един с друг.</text:span><text:span text:style-name="T185"><text:line-break/></text:span><text:span text:style-name="T186"><text:line-break/>* <text:s/></text:span><text:span text:style-name="T187">Взаимодействие</text:span><text:span text:style-name="T188"><text:s/>– входът и изходът [сетивно и двигателно], включва промени на координатите възможно най-плавно във времето и пространството – позволява възможно най-общ вход и изход (действия).</text:span><text:span text:style-name="T189"><text:line-break/></text:span><text:span text:style-name="T190"><text:line-break/>*<text:s/></text:span><text:span text:style-name="T191">Модалности</text:span><text:span text:style-name="T192"><text:s/>– [различни видове сетивност като слух, зрение, осезание, топлина, мирис и пр.] – отнася се до възможността за работа с различни видове данни от средата на най-ниско ниво (спрямо датчиците на системата), с „физиката“. Необходими са различни видове по конструктивни причини и така се доставят по-всеобщи сетивни данни. Всяка система би трябвало в крайна сметка да обработва някакъв вид данни от най-ниско ниво, и колкото по-общи, толкова по всеобщ ще бъде разумът на тази система.</text:span><text:span text:style-name="T193"><text:line-break/></text:span><text:span text:style-name="T194"><text:line-break/>*<text:s/></text:span><text:span text:style-name="T195"><text:s/>Междумодалности - </text:span><text:span text:style-name="T196">способност да свързва, съотнася и да намира<text:s/></text:span><text:soft-page-break/><text:span text:style-name="T197">взаимозависимости, закономерности, модели между тях.</text:span><text:span text:style-name="T198"><text:line-break/></text:span><text:span text:style-name="T199"><text:line-break/>*<text:s/></text:span><text:span text:style-name="T200"><text:s/>Начални сетивни данни без [чувствени] оценъчни определения  </text:span><text:span text:style-name="T201">- началните сетивни данни и изходни, двигателни действия, нямат други значения, освен свърсани с:</text:span><text:span text:style-name="T202"><text:line-break/></text:span><text:span text:style-name="T203"><text:line-break/>*<text:s/></text:span><text:span text:style-name="T204"><text:s/>Първична награждаваща система –<text:s/></text:span><text:span text:style-name="T205">тя е необходима, с цел запазване на целостта на системата във „физическия“ свят, онзи, в който тя съществува, и предпазване от самоунищожение.</text:span></text:p>
      <text:p text:style-name="Основентекст"><text:span text:style-name="T206"><text:line-break/></text:span><text:span text:style-name="T207">Бележки</text:span><text:span text:style-name="T208"><text:line-break/></text:span><text:span text:style-name="T209"><text:line-break/>„</text:span><text:span text:style-name="T210">А не тайнство“...</text:span><text:span text:style-name="T211"><text:s/>–<text:s/></text:span><text:span text:style-name="T212">телесността е такава от<text:s/></text:span><text:span text:style-name="T213">функционална</text:span><text:span text:style-name="T214"><text:s/>гледна точка, която е описаната по-горе, и от там необходимостта на тези особености за създаване на пълноценна мислеща машина и универсален разум. Не пишех от метафизично или отвъдно духовно гледище, субективно усещане и пр. В този друг смисъл според мен телесността и съзнанието все още си остават „тайнство“.</text:span><text:span text:style-name="T215"><text:line-break/></text:span><text:span text:style-name="T216"><text:line-break/></text:span><text:a xlink:href="https://artificial-mind.blogspot.com/2011/12/embodiment-is-just-coordinate-spaces.html?m=0" office:target-frame-name="_top" xlink:show="replace"><text:span text:style-name="T217">https://artificial-mind.blogspot.com/2011/12/embodiment-is-just-coordinate-spaces.html?m=0</text:span></text:a><text:span text:style-name="T218"><text:s text:c="2"/></text:span><text:span text:style-name="T219"><text:line-break/></text:span><text:span text:style-name="T220"><text:line-break/></text:span><text:a xlink:href="https://web.archive.org/web/20120813071503/https:/artificial-mind.blogspot.com/2011/12/embodiment-is-just-coordinate-spaces.html" office:target-frame-name="_top" xlink:show="replace"><text:span text:style-name="T221">https://web.archive.org/web/20120813071503/https://artificial-mind.blogspot.com/2011/12/embodiment-is-just-coordinate-spaces.html</text:span></text:a><text:span text:style-name="T222"><text:s/></text:span><text:span text:style-name="T223"><text:line-break/></text:span><text:span text:style-name="T224"><text:line-break/>Сравни с обобщенията на Джеф Хокинс в новата му книга<text:s/></text:span><text:span text:style-name="T225">„Теория за хилядата мозъка“</text:span><text:span text:style-name="T226">, които по същество са същите, но там координатната система се нарича „отправна система“ (</text:span><text:span text:style-name="T227">reference frame).<text:s/></text:span><text:span text:style-name="T228"><text:line-break/></text:span><text:span text:style-name="T229"><text:line-break/>Jeff Hawkins, “A Thousand Brains Theory”, ~3.2021</text:span><text:span text:style-name="T230"><text:line-break/></text:span><text:a xlink:href="https://www.amazon.com/Thousand-Brains-New-Theory-Intelligence/dp/1541675819" office:target-frame-name="_top" xlink:show="replace"><text:span text:style-name="T231">https://www.amazon.com/Thousand-Brains-New-Theory-Intelligence/dp/1541675819</text:span></text:a><text:span text:style-name="T232"><text:s/></text:span><text:span text:style-name="T233"><text:line-break/></text:span><text:span text:style-name="T234"><text:line-break/></text:span><text:span text:style-name="T235">* Мултимодалността е и насоката към която се развиват пораждащите модели – текст-звук, текст-изображения, текст-видео, многоцелевия модел „</text:span><text:span text:style-name="T236">GATO”<text:s/></text:span><text:span text:style-name="T237">на<text:s/></text:span><text:span text:style-name="T238">DeepMind<text:s/></text:span><text:span text:style-name="T239">и пр.</text:span></text:p>
      <text:p text:style-name="P240"><text:line-break/></text:p>
      <text:soft-page-break/>
      <text:p text:style-name="P241"><text:span text:style-name="T242">Version of this file</text:span><text:span text:style-name="T243">: 30.11.2023</text:span><text:span text:style-name="T244"><text:line-break/></text:span><text:span text:style-name="T245"><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bg" fo:country="BG" style:language-asian="en" style:country-asian="US" style:language-complex="ar" style:country-complex="SA" style:text-combine="none" fo:hyphenate="true"/>
    </style:default-style>
    <style:style style:name="Заглавие1" style:display-name="Заглавие 1" style:family="paragraph" style:parent-style-name="Нормален"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bg" style:country-asian="BG" fo:hyphenate="false"/>
    </style:style>
    <style:style style:name="Нормален" style:display-name="Нормален" style:family="paragraph">
      <style:text-properties fo:hyphenate="false"/>
    </style:style>
    <style:style style:name="Шрифтнаабзацапоподразбиране" style:display-name="Шрифт на абзаца по подразбиране" style:family="text"/>
    <style:style style:name="Заглавие1Знак" style:display-name="Заглавие 1 Знак" style:family="text" style:parent-style-name="Шрифтнаабзацапоподразбиране">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bg" style:country-asian="BG"/>
    </style:style>
    <style:style style:name="post-labels" style:display-name="post-labels" style:family="text" style:parent-style-name="Шрифтнаабзацапоподразбиране"/>
    <style:style style:name="fn" style:display-name="fn" style:family="text" style:parent-style-name="Шрифтнаабзацапоподразбиране"/>
    <style:style style:name="Хипервръзка" style:display-name="Хипервръзка" style:family="text" style:parent-style-name="Шрифтнаабзацапоподразбиране">
      <style:text-properties fo:color="#0000FF" style:text-underline-type="single" style:text-underline-style="solid" style:text-underline-width="auto" style:text-underline-mode="continuous"/>
    </style:style>
    <style:style style:name="post-timestamp" style:display-name="post-timestamp" style:family="text" style:parent-style-name="Шрифтнаабзацапоподразбиране"/>
    <style:style style:name="post-comment-link" style:display-name="post-comment-link" style:family="text" style:parent-style-name="Шрифтнаабзацапоподразбиране"/>
    <style:style style:name="Неразрешеноспоменаване" style:display-name="Неразрешено споменаване" style:family="text" style:parent-style-name="Шрифтнаабзацапоподразбиране">
      <style:text-properties fo:color="#605E5C" fo:background-color="#E1DFDD"/>
    </style:style>
    <style:style style:name="FootnoteCharacters" style:display-name="Footnote Characters" style:family="text"/>
    <style:style style:name="Препраткакъмбележкаподлиния" style:display-name="Препратка към бележка под линия" style:family="text">
      <style:text-properties style:text-position="super 63.6%"/>
    </style:style>
    <style:style style:name="Основентекст" style:display-name="Основен текст" style:family="paragraph" style:parent-style-name="Надпис">
      <style:paragraph-properties fo:widows="0" fo:orphans="0" text:number-lines="false" fo:margin-bottom="0.0833in" fo:line-height="115%"/>
      <style:text-properties style:font-name="Arial" style:font-name-asian="SimSun" style:font-name-complex="Mangal" fo:font-style="normal" style:font-style-asian="normal" style:use-window-font-color="true" fo:font-size="12pt" style:font-size-asian="12pt" style:font-size-complex="12pt" fo:language="en" fo:country="US" style:language-asian="zh" style:country-asian="CN" style:language-complex="hi" style:country-complex="IN" fo:hyphenate="false"/>
    </style:style>
    <style:style style:name="ОсновентекстЗнак" style:display-name="Основен текст Знак" style:family="text" style:parent-style-name="Шрифтнаабзацапоподразбиране">
      <style:text-properties style:font-name="Arial" style:font-name-asian="SimSun" style:font-name-complex="Mangal" style:font-style-complex="italic" fo:font-size="12pt" style:font-size-asian="12pt" style:font-size-complex="12pt" fo:language="en" fo:country="US" style:language-asian="zh" style:country-asian="CN" style:language-complex="hi" style:country-complex="IN"/>
    </style:style>
    <style:style style:name="Текстподлиния" style:display-name="Текст под линия" style:family="paragraph" style:parent-style-name="Нормален">
      <style:paragraph-properties fo:widows="0" fo:orphans="0" text:number-lines="false" fo:margin-bottom="0in" fo:line-height="115%" fo:margin-left="0.1965in" fo:text-indent="-0.1965in">
        <style:tab-stops/>
      </style:paragraph-properties>
      <style:text-properties style:font-name="Arial" style:font-name-asian="SimSun" style:font-name-complex="Mangal" style:font-size-complex="10pt" fo:language="en" fo:country="US" style:language-asian="zh" style:country-asian="CN" style:language-complex="hi" style:country-complex="IN" fo:hyphenate="false"/>
    </style:style>
    <style:style style:name="ТекстподлинияЗнак" style:display-name="Текст под линия Знак" style:family="text" style:parent-style-name="Шрифтнаабзацапоподразбиране">
      <style:text-properties style:font-name="Arial" style:font-name-asian="SimSun" style:font-name-complex="Mangal" style:font-size-complex="10pt" fo:language="en" fo:country="US" style:language-asian="zh" style:country-asian="CN" style:language-complex="hi" style:country-complex="IN"/>
    </style:style>
    <style:style style:name="Надпис" style:display-name="Надпис" style:family="paragraph" style:parent-style-name="Нормален" style:next-style-name="Нормален">
      <style:paragraph-properties fo:margin-bottom="0.1388in" fo:line-height="100%"/>
      <style:text-properties fo:font-style="italic" style:font-style-asian="italic" style:font-style-complex="italic" fo:color="#44546A" fo:font-size="9pt" style:font-size-asian="9pt" style:font-size-complex="9pt" fo:hyphenate="false"/>
    </style:style>
    <style:style style:name="Прегледанахипервръзка" style:display-name="Прегледана хипервръзка" style:family="text" style:parent-style-name="Шрифтнаабзацапоподразбиране">
      <style:text-properties fo:color="#954F72" style:text-underline-type="single" style:text-underline-style="solid" style:text-underline-width="auto" style:text-underline-mode="continuous"/>
    </style:style>
    <style:style style:name="Горенколонтитул" style:display-name="Горен колонтитул" style:family="paragraph" style:parent-style-name="Нормален">
      <style:paragraph-properties fo:margin-bottom="0in" fo:line-height="100%">
        <style:tab-stops>
          <style:tab-stop style:type="center" style:position="3.15in"/>
          <style:tab-stop style:type="right" style:position="6.3in"/>
        </style:tab-stops>
      </style:paragraph-properties>
      <style:text-properties fo:hyphenate="false"/>
    </style:style>
    <style:style style:name="ГоренколонтитулЗнак" style:display-name="Горен колонтитул Знак" style:family="text" style:parent-style-name="Шрифтнаабзацапоподразбиране"/>
    <style:style style:name="Доленколонтитул" style:display-name="Долен колонтитул" style:family="paragraph" style:parent-style-name="Нормален">
      <style:paragraph-properties fo:margin-bottom="0in" fo:line-height="100%">
        <style:tab-stops>
          <style:tab-stop style:type="center" style:position="3.15in"/>
          <style:tab-stop style:type="right" style:position="6.3in"/>
        </style:tab-stops>
      </style:paragraph-properties>
      <style:text-properties fo:hyphenate="false"/>
    </style:style>
    <style:style style:name="ДоленколонтитулЗнак" style:display-name="Долен колонтитул Знак" style:family="text" style:parent-style-name="Шрифтнаабзацапоподразбиране"/>
    <text:notes-configuration text:note-class="footnote" text:citation-style-name="Препраткакъмбележкаподлиния" text:citation-body-style-name="Препраткакъмбележкаподлиния"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Шрифтнаабзацапоподразбиране" style:family="text">
      <style:text-properties fo:font-weight="bold" style:font-weight-asian="bold" style:font-weight-complex="bold" fo:language="en" fo:country="US"/>
    </style:style>
    <style:style style:name="T3" style:parent-style-name="Шрифтнаабзацапоподразбиране" style:family="text">
      <style:text-properties fo:font-weight="bold" style:font-weight-asian="bold" style:font-weight-complex="bold" fo:language="en" fo:country="US"/>
    </style:style>
    <style:style style:name="T4" style:parent-style-name="Шрифтнаабзацапоподразбиране" style:family="text">
      <style:text-properties fo:font-weight="bold" style:font-weight-asian="bold" style:font-weight-complex="bold" fo:language="en" fo:country="US"/>
    </style:style>
    <style:style style:name="T5" style:parent-style-name="Шрифтнаабзацапоподразбиране" style:family="text">
      <style:text-properties fo:font-weight="bold" style:font-weight-asian="bold" style:font-weight-complex="bold" fo:language="en" fo:country="US"/>
    </style:style>
  </office:automatic-styles>
  <office:master-styles>
    <style:master-page style:name="MP0" style:page-layout-name="PL0">
      <style:footer>
        <text:p text:style-name="Доленколонтитул"><text:span text:style-name="T2">Theory of Universe and Mind</text:span><text:span text:style-name="T3">:<text:s/></text:span><text:span text:style-name="T4"><text:s/></text:span><text:span text:style-name="T5">https://github.com/Twenkid/Theory-of-Universe-and-Min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sh Tosh</meta:initial-creator>
    <dc:creator>Tosh Tosh</dc:creator>
    <meta:creation-date>2023-11-30T15:58:00Z</meta:creation-date>
    <dc:date>2023-11-30T16:55:00Z</dc:date>
    <meta:print-date>2023-11-30T16:49:00Z</meta:print-date>
    <meta:template xlink:href="Normal.dotm" xlink:type="simple"/>
    <meta:editing-cycles>5</meta:editing-cycles>
    <meta:editing-duration>PT3420S</meta:editing-duration>
    <meta:document-statistic meta:page-count="6" meta:paragraph-count="19" meta:word-count="1484" meta:character-count="9924" meta:row-count="70" meta:non-whitespace-character-count="8459"/>
  </office:meta>
</office:document-meta>
</file>